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20.04pt"/>
    </style:style>
    <style:style style:name="co7" style:family="table-column">
      <style:table-column-properties fo:break-before="auto" style:column-width="109.59pt"/>
    </style:style>
    <style:style style:name="co8" style:family="table-column">
      <style:table-column-properties fo:break-before="auto" style:column-width="23.9pt"/>
    </style:style>
    <style:style style:name="co9" style:family="table-column">
      <style:table-column-properties fo:break-before="auto" style:column-width="87.99pt"/>
    </style:style>
    <style:style style:name="co10" style:family="table-column">
      <style:table-column-properties fo:break-before="auto" style:column-width="24.69pt"/>
    </style:style>
    <style:style style:name="co11" style:family="table-column">
      <style:table-column-properties fo:break-before="auto" style:column-width="82.54pt"/>
    </style:style>
    <style:style style:name="co12" style:family="table-column">
      <style:table-column-properties fo:break-before="auto" style:column-width="21.09pt"/>
    </style:style>
    <style:style style:name="co13" style:family="table-column">
      <style:table-column-properties fo:break-before="auto" style:column-width="16.44pt"/>
    </style:style>
    <style:style style:name="co14" style:family="table-column">
      <style:table-column-properties fo:break-before="auto" style:column-width="31.89pt"/>
    </style:style>
    <style:style style:name="co15" style:family="table-column">
      <style:table-column-properties fo:break-before="auto" style:column-width="83.34pt"/>
    </style:style>
    <style:style style:name="co16" style:family="table-column">
      <style:table-column-properties fo:break-before="auto" style:column-width="77.95pt"/>
    </style:style>
    <style:style style:name="co17" style:family="table-column">
      <style:table-column-properties fo:break-before="auto" style:column-width="85.66pt"/>
    </style:style>
    <style:style style:name="co18" style:family="table-column">
      <style:table-column-properties fo:break-before="auto" style:column-width="20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5" style:family="table-cell" style:parent-style-name="Default" style:data-style-name="N4"/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office:value-type="string" calcext:value-type="string">
            <text:p>wish to see integral number(s) of sectors</text:p>
          </table:table-cell>
          <table:table-cell/>
          <table:table-cell office:value-type="string" calcext:value-type="string">
            <text:p>because files begin on sectors. 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to do: look at very nearby sector number for files, too! </text:p>
          </table:table-cell>
          <table:table-cell table:number-columns-repeated="3"/>
          <table:table-cell office:value-type="string" calcext:value-type="string">
            <text:p>watch out for typos! 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hypothesis: if not on sector start, then it’s a random conincidence!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what to do: change code to step through sectors, not 32 byte blocks. 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fter all there are 1.95 M sectors. <text:s/>At each sector is there a 3% chance of a hit? Or is it 1/65536?</text:p>
          </table:table-cell>
          <table:table-cell table:number-columns-repeated="8"/>
        </table:table-row>
        <table:table-row table:style-name="ro1">
          <table:table-cell table:formula="of:=2^32" office:value-type="float" office:value="4294967296" calcext:value-type="float">
            <text:p>4294967296</text:p>
          </table:table-cell>
          <table:table-cell/>
          <table:table-cell table:style-name="Default"/>
          <table:table-cell office:value-type="string" calcext:value-type="string">
            <text:p>2^32=4294967296</text:p>
          </table:table-cell>
          <table:table-cell office:value-type="string" calcext:value-type="string">
            <text:p>but the IV is only 16 bits=65536</text:p>
          </table:table-cell>
          <table:table-cell/>
          <table:table-cell office:value-type="string" calcext:value-type="string">
            <text:p>so we should expect ‘false hits’. There are only ? 65536 IV’s with this key!.</text:p>
          </table:table-cell>
          <table:table-cell table:number-columns-repeated="5"/>
        </table:table-row>
        <table:table-row table:style-name="ro1">
          <table:table-cell table:formula="of:=2^16" office:value-type="float" office:value="65536" calcext:value-type="float">
            <text:p>65536</text:p>
          </table:table-cell>
          <table:table-cell/>
          <table:table-cell table:style-name="Default"/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'512 bytes/sector</text:p>
          </table:table-cell>
          <table:table-cell/>
          <table:table-cell office:value-type="string" calcext:value-type="string">
            <text:p>blks in stream pos</text:p>
          </table:table-cell>
          <table:table-cell table:number-columns-repeated="3"/>
        </table:table-row>
        <table:table-row table:style-name="ro1">
          <table:table-cell table:formula="of:=[.A7]/[.$G$49]" office:value-type="float" office:value="0.033554432" calcext:value-type="float">
            <text:p>0.033554432</text:p>
          </table:table-cell>
          <table:table-cell/>
          <table:table-cell table:style-name="Default" office:value-type="string" calcext:value-type="string">
            <text:p>Nbr gig’s</text:p>
          </table:table-cell>
          <table:table-cell office:value-type="string" calcext:value-type="string">
            <text:p>stream position (bytes)</text:p>
          </table:table-cell>
          <table:table-cell office:value-type="string" calcext:value-type="string">
            <text:p>buffer position</text:p>
          </table:table-cell>
          <table:table-cell office:value-type="string" calcext:value-type="string">
            <text:p>computed position</text:p>
          </table:table-cell>
          <table:table-cell office:value-type="string" calcext:value-type="string">
            <text:p>nbr sectors</text:p>
          </table:table-cell>
          <table:table-cell office:value-type="string" calcext:value-type="string">
            <text:p>Nbr 32 byt blk</text:p>
          </table:table-cell>
          <table:table-cell table:number-columns-repeated="2"/>
          <table:table-cell office:value-type="string" calcext:value-type="string">
            <text:p>decrypt?</text:p>
          </table:table-cell>
          <table:table-cell office:value-type="string" calcext:value-type="string">
            <text:p>content?</text:p>
          </table:table-cell>
        </table:table-row>
        <table:table-row table:style-name="ro1">
          <table:table-cell table:number-columns-repeated="2"/>
          <table:table-cell table:formula="of:=[.D9]/(10^9)" office:value-type="float" office:value="136.256173888" calcext:value-type="float">
            <text:p>136.26</text:p>
          </table:table-cell>
          <table:table-cell office:value-type="float" office:value="136256173888" calcext:value-type="float">
            <text:p>136256173888</text:p>
          </table:table-cell>
          <table:table-cell office:value-type="float" office:value="864" calcext:value-type="float">
            <text:p>864</text:p>
          </table:table-cell>
          <table:table-cell table:formula="of:=[.D9]+[.E9]" office:value-type="float" office:value="136256174752" calcext:value-type="float">
            <text:p>136256174752</text:p>
          </table:table-cell>
          <table:table-cell table:formula="of:=[.F9]/512" office:value-type="float" office:value="266125341.3125" calcext:value-type="float">
            <text:p>266125341.3125</text:p>
          </table:table-cell>
          <table:table-cell table:formula="of:=[.F9]/32" office:value-type="float" office:value="4258005461" calcext:value-type="float">
            <text:p>4258005461</text:p>
          </table:table-cell>
          <table:table-cell table:formula="of:=[.D9]/32" office:value-type="float" office:value="4258005434" calcext:value-type="float">
            <text:p>425800543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10]/(10^9)" office:value-type="float" office:value="161.51482" calcext:value-type="float">
            <text:p>161.51</text:p>
          </table:table-cell>
          <table:table-cell office:value-type="float" office:value="161514820000" calcext:value-type="float">
            <text:p>161514820000</text:p>
          </table:table-cell>
          <table:table-cell office:value-type="float" office:value="352" calcext:value-type="float">
            <text:p>352</text:p>
          </table:table-cell>
          <table:table-cell table:formula="of:=[.D10]+[.E10]" office:value-type="float" office:value="161514820352" calcext:value-type="float">
            <text:p>161514820352</text:p>
          </table:table-cell>
          <table:table-cell table:formula="of:=[.F10]/512" office:value-type="float" office:value="315458633.5" calcext:value-type="float">
            <text:p>315458633.5</text:p>
          </table:table-cell>
          <table:table-cell table:formula="of:=[.F10]/32" office:value-type="float" office:value="5047338136" calcext:value-type="float">
            <text:p>5047338136</text:p>
          </table:table-cell>
          <table:table-cell table:formula="of:=[.D10]/32" office:value-type="float" office:value="5047338125" calcext:value-type="float">
            <text:p>50473381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11]/(10^9)" office:value-type="float" office:value="166.426163744" calcext:value-type="float">
            <text:p>166.43</text:p>
          </table:table-cell>
          <table:table-cell office:value-type="float" office:value="166426163744" calcext:value-type="float">
            <text:p>166426163744</text:p>
          </table:table-cell>
          <table:table-cell office:value-type="float" office:value="224" calcext:value-type="float">
            <text:p>224</text:p>
          </table:table-cell>
          <table:table-cell table:formula="of:=[.D11]+[.E11]" office:value-type="float" office:value="166426163968" calcext:value-type="float">
            <text:p>166426163968</text:p>
          </table:table-cell>
          <table:table-cell table:formula="of:=[.F11]/512" office:value-type="float" office:value="325051101.5" calcext:value-type="float">
            <text:p>325051101.5</text:p>
          </table:table-cell>
          <table:table-cell table:formula="of:=[.F11]/32" office:value-type="float" office:value="5200817624" calcext:value-type="float">
            <text:p>5200817624</text:p>
          </table:table-cell>
          <table:table-cell table:formula="of:=[.D11]/32" office:value-type="float" office:value="5200817617" calcext:value-type="float">
            <text:p>520081761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12]/(10^9)" office:value-type="float" office:value="199.755552576" calcext:value-type="float">
            <text:p>199.76</text:p>
          </table:table-cell>
          <table:table-cell office:value-type="float" office:value="199755552576" calcext:value-type="float">
            <text:p>199755552576</text:p>
          </table:table-cell>
          <table:table-cell office:value-type="float" office:value="608" calcext:value-type="float">
            <text:p>608</text:p>
          </table:table-cell>
          <table:table-cell table:formula="of:=[.D12]+[.E12]" office:value-type="float" office:value="199755553184" calcext:value-type="float">
            <text:p>199755553184</text:p>
          </table:table-cell>
          <table:table-cell table:formula="of:=[.F12]/512" office:value-type="float" office:value="390147564.8125" calcext:value-type="float">
            <text:p>390147564.8125</text:p>
          </table:table-cell>
          <table:table-cell table:formula="of:=[.F12]/32" office:value-type="float" office:value="6242361037" calcext:value-type="float">
            <text:p>6242361037</text:p>
          </table:table-cell>
          <table:table-cell table:formula="of:=[.D12]/32" office:value-type="float" office:value="6242361018" calcext:value-type="float">
            <text:p>62423610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13]/(10^9)" office:value-type="float" office:value="254.322226368" calcext:value-type="float">
            <text:p>254.32</text:p>
          </table:table-cell>
          <table:table-cell office:value-type="float" office:value="254322226368" calcext:value-type="float">
            <text:p>254322226368</text:p>
          </table:table-cell>
          <table:table-cell office:value-type="float" office:value="480" calcext:value-type="float">
            <text:p>480</text:p>
          </table:table-cell>
          <table:table-cell table:formula="of:=[.D13]+[.E13]" office:value-type="float" office:value="254322226848" calcext:value-type="float">
            <text:p>254322226848</text:p>
          </table:table-cell>
          <table:table-cell table:formula="of:=[.F13]/512" office:value-type="float" office:value="496723099.3125" calcext:value-type="float">
            <text:p>496723099.3125</text:p>
          </table:table-cell>
          <table:table-cell table:formula="of:=[.F13]/32" office:value-type="float" office:value="7947569589" calcext:value-type="float">
            <text:p>7947569589</text:p>
          </table:table-cell>
          <table:table-cell table:formula="of:=[.D13]/32" office:value-type="float" office:value="7947569574" calcext:value-type="float">
            <text:p>794756957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14]/(10^9)" office:value-type="float" office:value="268.969541374" calcext:value-type="float">
            <text:p>268.97</text:p>
          </table:table-cell>
          <table:table-cell office:value-type="float" office:value="268969541374" calcext:value-type="float">
            <text:p>268969541374</text:p>
          </table:table-cell>
          <table:table-cell office:value-type="float" office:value="672" calcext:value-type="float">
            <text:p>672</text:p>
          </table:table-cell>
          <table:table-cell table:formula="of:=[.D14]+[.E14]" office:value-type="float" office:value="268969542046" calcext:value-type="float">
            <text:p>268969542046</text:p>
          </table:table-cell>
          <table:table-cell table:formula="of:=[.F14]/512" office:value-type="float" office:value="525331136.808594" calcext:value-type="float">
            <text:p>525331136.808594</text:p>
          </table:table-cell>
          <table:table-cell table:formula="of:=[.F14]/32" office:value-type="float" office:value="8405298188.9375" calcext:value-type="float">
            <text:p>8405298188.9375</text:p>
          </table:table-cell>
          <table:table-cell table:formula="of:=[.D14]/32" office:value-type="float" office:value="8405298167.9375" calcext:value-type="float">
            <text:p>8405298167.937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15]/(10^9)" office:value-type="float" office:value="334.532628448" calcext:value-type="float">
            <text:p>334.53</text:p>
          </table:table-cell>
          <table:table-cell office:value-type="float" office:value="334532628448" calcext:value-type="float">
            <text:p>334532628448</text:p>
          </table:table-cell>
          <table:table-cell office:value-type="float" office:value="576" calcext:value-type="float">
            <text:p>576</text:p>
          </table:table-cell>
          <table:table-cell table:formula="of:=[.D15]+[.E15]" office:value-type="float" office:value="334532629024" calcext:value-type="float">
            <text:p>334532629024</text:p>
          </table:table-cell>
          <table:table-cell table:formula="of:=[.F15]/512" office:value-type="float" office:value="653384041.0625" calcext:value-type="float">
            <text:p>653384041.0625</text:p>
          </table:table-cell>
          <table:table-cell table:formula="of:=[.F15]/32" office:value-type="float" office:value="10454144657" calcext:value-type="float">
            <text:p>10454144657</text:p>
          </table:table-cell>
          <table:table-cell table:formula="of:=[.D15]/32" office:value-type="float" office:value="10454144639" calcext:value-type="float">
            <text:p>1045414463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16]/(10^9)" office:value-type="float" office:value="376.964720736" calcext:value-type="float">
            <text:p>376.96</text:p>
          </table:table-cell>
          <table:table-cell office:value-type="float" office:value="376964720736" calcext:value-type="float">
            <text:p>376964720736</text:p>
          </table:table-cell>
          <table:table-cell office:value-type="float" office:value="384" calcext:value-type="float">
            <text:p>384</text:p>
          </table:table-cell>
          <table:table-cell table:formula="of:=[.D16]+[.E16]" office:value-type="float" office:value="376964721120" calcext:value-type="float">
            <text:p>376964721120</text:p>
          </table:table-cell>
          <table:table-cell table:formula="of:=[.F16]/512" office:value-type="float" office:value="736259220.9375" calcext:value-type="float">
            <text:p>736259220.9375</text:p>
          </table:table-cell>
          <table:table-cell table:formula="of:=[.F16]/32" office:value-type="float" office:value="11780147535" calcext:value-type="float">
            <text:p>11780147535</text:p>
          </table:table-cell>
          <table:table-cell table:formula="of:=[.D16]/32" office:value-type="float" office:value="11780147523" calcext:value-type="float">
            <text:p>117801475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17]/(10^9)" office:value-type="float" office:value="412.460325248" calcext:value-type="float">
            <text:p>412.46</text:p>
          </table:table-cell>
          <table:table-cell office:value-type="float" office:value="412460325248" calcext:value-type="float">
            <text:p>412460325248</text:p>
          </table:table-cell>
          <table:table-cell office:value-type="float" office:value="576" calcext:value-type="float">
            <text:p>576</text:p>
          </table:table-cell>
          <table:table-cell table:formula="of:=[.D17]+[.E17]" office:value-type="float" office:value="412460325824" calcext:value-type="float">
            <text:p>412460325824</text:p>
          </table:table-cell>
          <table:table-cell table:formula="of:=[.F17]/512" office:value-type="float" office:value="805586573.875" calcext:value-type="float">
            <text:p>805586573.875</text:p>
          </table:table-cell>
          <table:table-cell table:formula="of:=[.F17]/32" office:value-type="float" office:value="12889385182" calcext:value-type="float">
            <text:p>12889385182</text:p>
          </table:table-cell>
          <table:table-cell table:formula="of:=[.D17]/32" office:value-type="float" office:value="12889385164" calcext:value-type="float">
            <text:p>1288938516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18]/(10^9)" office:value-type="float" office:value="447.883233216" calcext:value-type="float">
            <text:p>447.88</text:p>
          </table:table-cell>
          <table:table-cell office:value-type="float" office:value="447883233216" calcext:value-type="float">
            <text:p>447883233216</text:p>
          </table:table-cell>
          <table:table-cell office:value-type="float" office:value="576" calcext:value-type="float">
            <text:p>576</text:p>
          </table:table-cell>
          <table:table-cell table:formula="of:=[.D18]+[.E18]" office:value-type="float" office:value="447883233792" calcext:value-type="float">
            <text:p>447883233792</text:p>
          </table:table-cell>
          <table:table-cell table:formula="of:=[.F18]/512" office:value-type="float" office:value="874771941" calcext:value-type="float">
            <text:p>874771941</text:p>
          </table:table-cell>
          <table:table-cell table:formula="of:=[.F18]/32" office:value-type="float" office:value="13996351056" calcext:value-type="float">
            <text:p>13996351056</text:p>
          </table:table-cell>
          <table:table-cell table:formula="of:=[.D18]/32" office:value-type="float" office:value="13996351038" calcext:value-type="float">
            <text:p>1399635103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19]/(10^9)" office:value-type="float" office:value="450.246775968" calcext:value-type="float">
            <text:p>450.25</text:p>
          </table:table-cell>
          <table:table-cell office:value-type="float" office:value="450246775968" calcext:value-type="float">
            <text:p>450246775968</text:p>
          </table:table-cell>
          <table:table-cell office:value-type="float" office:value="32" calcext:value-type="float">
            <text:p>32</text:p>
          </table:table-cell>
          <table:table-cell table:formula="of:=[.D19]+[.E19]" office:value-type="float" office:value="450246776000" calcext:value-type="float">
            <text:p>450246776000</text:p>
          </table:table-cell>
          <table:table-cell table:formula="of:=[.F19]/512" office:value-type="float" office:value="879388234.375" calcext:value-type="float">
            <text:p>879388234.375</text:p>
          </table:table-cell>
          <table:table-cell table:formula="of:=[.F19]/32" office:value-type="float" office:value="14070211750" calcext:value-type="float">
            <text:p>14070211750</text:p>
          </table:table-cell>
          <table:table-cell table:formula="of:=[.D19]/32" office:value-type="float" office:value="14070211749" calcext:value-type="float">
            <text:p>1407021174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20]/(10^9)" office:value-type="float" office:value="450.702033568" calcext:value-type="float">
            <text:p>450.70</text:p>
          </table:table-cell>
          <table:table-cell office:value-type="float" office:value="450702033568" calcext:value-type="float">
            <text:p>450702033568</text:p>
          </table:table-cell>
          <table:table-cell office:value-type="float" office:value="576" calcext:value-type="float">
            <text:p>576</text:p>
          </table:table-cell>
          <table:table-cell table:formula="of:=[.D20]+[.E20]" office:value-type="float" office:value="450702034144" calcext:value-type="float">
            <text:p>450702034144</text:p>
          </table:table-cell>
          <table:table-cell table:formula="of:=[.F20]/512" office:value-type="float" office:value="880277410.4375" calcext:value-type="float">
            <text:p>880277410.4375</text:p>
          </table:table-cell>
          <table:table-cell table:formula="of:=[.F20]/32" office:value-type="float" office:value="14084438567" calcext:value-type="float">
            <text:p>14084438567</text:p>
          </table:table-cell>
          <table:table-cell table:formula="of:=[.D20]/32" office:value-type="float" office:value="14084438549" calcext:value-type="float">
            <text:p>1408443854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21]/(10^9)" office:value-type="float" office:value="451.121493408" calcext:value-type="float">
            <text:p>451.12</text:p>
          </table:table-cell>
          <table:table-cell office:value-type="float" office:value="451121493408" calcext:value-type="float">
            <text:p>451121493408</text:p>
          </table:table-cell>
          <table:table-cell office:value-type="float" office:value="384" calcext:value-type="float">
            <text:p>384</text:p>
          </table:table-cell>
          <table:table-cell table:formula="of:=[.D21]+[.E21]" office:value-type="float" office:value="451121493792" calcext:value-type="float">
            <text:p>451121493792</text:p>
          </table:table-cell>
          <table:table-cell table:formula="of:=[.F21]/512" office:value-type="float" office:value="881096667.5625" calcext:value-type="float">
            <text:p>881096667.5625</text:p>
          </table:table-cell>
          <table:table-cell table:formula="of:=[.F21]/32" office:value-type="float" office:value="14097546681" calcext:value-type="float">
            <text:p>14097546681</text:p>
          </table:table-cell>
          <table:table-cell table:formula="of:=[.D21]/32" office:value-type="float" office:value="14097546669" calcext:value-type="float">
            <text:p>1409754666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22]/(10^9)" office:value-type="float" office:value="452.0779792" calcext:value-type="float">
            <text:p>452.08</text:p>
          </table:table-cell>
          <table:table-cell office:value-type="float" office:value="452077979200" calcext:value-type="float">
            <text:p>452077979200</text:p>
          </table:table-cell>
          <table:table-cell office:value-type="float" office:value="608" calcext:value-type="float">
            <text:p>608</text:p>
          </table:table-cell>
          <table:table-cell table:formula="of:=[.D22]+[.E22]" office:value-type="float" office:value="452077979808" calcext:value-type="float">
            <text:p>452077979808</text:p>
          </table:table-cell>
          <table:table-cell table:formula="of:=[.F22]/512" office:value-type="float" office:value="882964804.3125" calcext:value-type="float">
            <text:p>882964804.3125</text:p>
          </table:table-cell>
          <table:table-cell table:formula="of:=[.F22]/32" office:value-type="float" office:value="14127436869" calcext:value-type="float">
            <text:p>14127436869</text:p>
          </table:table-cell>
          <table:table-cell table:formula="of:=[.D22]/32" office:value-type="float" office:value="14127436850" calcext:value-type="float">
            <text:p>1412743685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23]/(10^9)" office:value-type="float" office:value="452.2620414" calcext:value-type="float">
            <text:p>452.26</text:p>
          </table:table-cell>
          <table:table-cell office:value-type="float" office:value="452262041400" calcext:value-type="float">
            <text:p>452262041400</text:p>
          </table:table-cell>
          <table:table-cell office:value-type="float" office:value="928" calcext:value-type="float">
            <text:p>928</text:p>
          </table:table-cell>
          <table:table-cell table:formula="of:=[.D23]+[.E23]" office:value-type="float" office:value="452262042328" calcext:value-type="float">
            <text:p>452262042328</text:p>
          </table:table-cell>
          <table:table-cell table:formula="of:=[.F23]/512" office:value-type="float" office:value="883324301.421875" calcext:value-type="float">
            <text:p>883324301.421875</text:p>
          </table:table-cell>
          <table:table-cell table:formula="of:=[.F23]/32" office:value-type="float" office:value="14133188822.75" calcext:value-type="float">
            <text:p>14133188822.75</text:p>
          </table:table-cell>
          <table:table-cell table:formula="of:=[.D23]/32" office:value-type="float" office:value="14133188793.75" calcext:value-type="float">
            <text:p>14133188793.7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24]/(10^9)" office:value-type="float" office:value="452.480007584" calcext:value-type="float">
            <text:p>452.48</text:p>
          </table:table-cell>
          <table:table-cell office:value-type="float" office:value="452480007584" calcext:value-type="float">
            <text:p>452480007584</text:p>
          </table:table-cell>
          <table:table-cell office:value-type="float" office:value="256" calcext:value-type="float">
            <text:p>256</text:p>
          </table:table-cell>
          <table:table-cell table:formula="of:=[.D24]+[.E24]" office:value-type="float" office:value="452480007840" calcext:value-type="float">
            <text:p>452480007840</text:p>
          </table:table-cell>
          <table:table-cell table:formula="of:=[.F24]/512" office:value-type="float" office:value="883750015.3125" calcext:value-type="float">
            <text:p>883750015.3125</text:p>
          </table:table-cell>
          <table:table-cell table:formula="of:=[.F24]/32" office:value-type="float" office:value="14140000245" calcext:value-type="float">
            <text:p>14140000245</text:p>
          </table:table-cell>
          <table:table-cell table:formula="of:=[.D24]/32" office:value-type="float" office:value="14140000237" calcext:value-type="float">
            <text:p>1414000023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25]/(10^9)" office:value-type="float" office:value="453.337394432" calcext:value-type="float">
            <text:p>453.34</text:p>
          </table:table-cell>
          <table:table-cell office:value-type="float" office:value="453337394432" calcext:value-type="float">
            <text:p>453337394432</text:p>
          </table:table-cell>
          <table:table-cell office:value-type="float" office:value="672" calcext:value-type="float">
            <text:p>672</text:p>
          </table:table-cell>
          <table:table-cell table:formula="of:=[.D25]+[.E25]" office:value-type="float" office:value="453337395104" calcext:value-type="float">
            <text:p>453337395104</text:p>
          </table:table-cell>
          <table:table-cell table:formula="of:=[.F25]/512" office:value-type="float" office:value="885424599.8125" calcext:value-type="float">
            <text:p>885424599.8125</text:p>
          </table:table-cell>
          <table:table-cell table:formula="of:=[.F25]/32" office:value-type="float" office:value="14166793597" calcext:value-type="float">
            <text:p>14166793597</text:p>
          </table:table-cell>
          <table:table-cell table:formula="of:=[.D25]/32" office:value-type="float" office:value="14166793576" calcext:value-type="float">
            <text:p>1416679357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26]/(10^9)" office:value-type="float" office:value="453.438148576" calcext:value-type="float">
            <text:p>453.44</text:p>
          </table:table-cell>
          <table:table-cell office:value-type="float" office:value="453438148576" calcext:value-type="float">
            <text:p>453438148576</text:p>
          </table:table-cell>
          <table:table-cell office:value-type="float" office:value="608" calcext:value-type="float">
            <text:p>608</text:p>
          </table:table-cell>
          <table:table-cell table:formula="of:=[.D26]+[.E26]" office:value-type="float" office:value="453438149184" calcext:value-type="float">
            <text:p>453438149184</text:p>
          </table:table-cell>
          <table:table-cell table:formula="of:=[.F26]/512" office:value-type="float" office:value="885621385.125" calcext:value-type="float">
            <text:p>885621385.125</text:p>
          </table:table-cell>
          <table:table-cell table:formula="of:=[.F26]/32" office:value-type="float" office:value="14169942162" calcext:value-type="float">
            <text:p>14169942162</text:p>
          </table:table-cell>
          <table:table-cell table:formula="of:=[.D26]/32" office:value-type="float" office:value="14169942143" calcext:value-type="float">
            <text:p>1416994214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27]/(10^9)" office:value-type="float" office:value="488.710256704" calcext:value-type="float">
            <text:p>488.71</text:p>
          </table:table-cell>
          <table:table-cell office:value-type="float" office:value="488710256704" calcext:value-type="float">
            <text:p>488710256704</text:p>
          </table:table-cell>
          <table:table-cell office:value-type="float" office:value="736" calcext:value-type="float">
            <text:p>736</text:p>
          </table:table-cell>
          <table:table-cell table:formula="of:=[.D27]+[.E27]" office:value-type="float" office:value="488710257440" calcext:value-type="float">
            <text:p>488710257440</text:p>
          </table:table-cell>
          <table:table-cell table:formula="of:=[.F27]/512" office:value-type="float" office:value="954512221.5625" calcext:value-type="float">
            <text:p>954512221.5625</text:p>
          </table:table-cell>
          <table:table-cell table:formula="of:=[.F27]/32" office:value-type="float" office:value="15272195545" calcext:value-type="float">
            <text:p>15272195545</text:p>
          </table:table-cell>
          <table:table-cell table:formula="of:=[.D27]/32" office:value-type="float" office:value="15272195522" calcext:value-type="float">
            <text:p>1527219552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28]/(10^9)" office:value-type="float" office:value="492.014334656" calcext:value-type="float">
            <text:p>492.01</text:p>
          </table:table-cell>
          <table:table-cell office:value-type="float" office:value="492014334656" calcext:value-type="float">
            <text:p>492014334656</text:p>
          </table:table-cell>
          <table:table-cell office:value-type="float" office:value="896" calcext:value-type="float">
            <text:p>896</text:p>
          </table:table-cell>
          <table:table-cell table:formula="of:=[.D28]+[.E28]" office:value-type="float" office:value="492014335552" calcext:value-type="float">
            <text:p>492014335552</text:p>
          </table:table-cell>
          <table:table-cell table:formula="of:=[.F28]/512" office:value-type="float" office:value="960965499.125" calcext:value-type="float">
            <text:p>960965499.125</text:p>
          </table:table-cell>
          <table:table-cell table:formula="of:=[.F28]/32" office:value-type="float" office:value="15375447986" calcext:value-type="float">
            <text:p>15375447986</text:p>
          </table:table-cell>
          <table:table-cell table:formula="of:=[.D28]/32" office:value-type="float" office:value="15375447958" calcext:value-type="float">
            <text:p>153754479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29]/(10^9)" office:value-type="float" office:value="553.59951984" calcext:value-type="float">
            <text:p>553.60</text:p>
          </table:table-cell>
          <table:table-cell office:value-type="float" office:value="553599519840" calcext:value-type="float">
            <text:p>553599519840</text:p>
          </table:table-cell>
          <table:table-cell office:value-type="float" office:value="128" calcext:value-type="float">
            <text:p>128</text:p>
          </table:table-cell>
          <table:table-cell table:formula="of:=[.D29]+[.E29]" office:value-type="float" office:value="553599519968" calcext:value-type="float">
            <text:p>553599519968</text:p>
          </table:table-cell>
          <table:table-cell table:formula="of:=[.F29]/512" office:value-type="float" office:value="1081249062.4375" calcext:value-type="float">
            <text:p>1081249062.4375</text:p>
          </table:table-cell>
          <table:table-cell table:formula="of:=[.F29]/32" office:value-type="float" office:value="17299984999" calcext:value-type="float">
            <text:p>17299984999</text:p>
          </table:table-cell>
          <table:table-cell table:formula="of:=[.D29]/32" office:value-type="float" office:value="17299984995" calcext:value-type="float">
            <text:p>1729998499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30]/(10^9)" office:value-type="float" office:value="784.8956248" calcext:value-type="float">
            <text:p>784.90</text:p>
          </table:table-cell>
          <table:table-cell office:value-type="float" office:value="784895624800" calcext:value-type="float">
            <text:p>784895624800</text:p>
          </table:table-cell>
          <table:table-cell office:value-type="float" office:value="288" calcext:value-type="float">
            <text:p>288</text:p>
          </table:table-cell>
          <table:table-cell table:formula="of:=[.D30]+[.E30]" office:value-type="float" office:value="784895625088" calcext:value-type="float">
            <text:p>784895625088</text:p>
          </table:table-cell>
          <table:table-cell table:formula="of:=[.F30]/512" office:value-type="float" office:value="1532999267.75" calcext:value-type="float">
            <text:p>1532999267.75</text:p>
          </table:table-cell>
          <table:table-cell table:formula="of:=[.F30]/32" office:value-type="float" office:value="24527988284" calcext:value-type="float">
            <text:p>24527988284</text:p>
          </table:table-cell>
          <table:table-cell table:formula="of:=[.D30]/32" office:value-type="float" office:value="24527988275" calcext:value-type="float">
            <text:p>2452798827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31]/(10^9)" office:value-type="float" office:value="818.180701056" calcext:value-type="float">
            <text:p>818.18</text:p>
          </table:table-cell>
          <table:table-cell office:value-type="float" office:value="818180701056" calcext:value-type="float">
            <text:p>818180701056</text:p>
          </table:table-cell>
          <table:table-cell office:value-type="float" office:value="704" calcext:value-type="float">
            <text:p>704</text:p>
          </table:table-cell>
          <table:table-cell table:formula="of:=[.D31]+[.E31]" office:value-type="float" office:value="818180701760" calcext:value-type="float">
            <text:p>818180701760</text:p>
          </table:table-cell>
          <table:table-cell table:formula="of:=[.F31]/512" office:value-type="float" office:value="1598009183.125" calcext:value-type="float">
            <text:p>1598009183.125</text:p>
          </table:table-cell>
          <table:table-cell table:formula="of:=[.F31]/32" office:value-type="float" office:value="25568146930" calcext:value-type="float">
            <text:p>25568146930</text:p>
          </table:table-cell>
          <table:table-cell table:formula="of:=[.D31]/32" office:value-type="float" office:value="25568146908" calcext:value-type="float">
            <text:p>2556814690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32]/(10^9)" office:value-type="float" office:value="925.790424416" calcext:value-type="float">
            <text:p>925.79</text:p>
          </table:table-cell>
          <table:table-cell office:value-type="float" office:value="925790424416" calcext:value-type="float">
            <text:p>925790424416</text:p>
          </table:table-cell>
          <table:table-cell office:value-type="float" office:value="640" calcext:value-type="float">
            <text:p>640</text:p>
          </table:table-cell>
          <table:table-cell table:formula="of:=[.D32]+[.E32]" office:value-type="float" office:value="925790425056" calcext:value-type="float">
            <text:p>925790425056</text:p>
          </table:table-cell>
          <table:table-cell table:formula="of:=[.F32]/512" office:value-type="float" office:value="1808184423.9375" calcext:value-type="float">
            <text:p>1808184423.9375</text:p>
          </table:table-cell>
          <table:table-cell table:formula="of:=[.F32]/32" office:value-type="float" office:value="28930950783" calcext:value-type="float">
            <text:p>28930950783</text:p>
          </table:table-cell>
          <table:table-cell table:formula="of:=[.D32]/32" office:value-type="float" office:value="28930950763" calcext:value-type="float">
            <text:p>2893095076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33]/(10^9)" office:value-type="float" office:value="929.511769216" calcext:value-type="float">
            <text:p>929.51</text:p>
          </table:table-cell>
          <table:table-cell office:value-type="float" office:value="929511769216" calcext:value-type="float">
            <text:p>929511769216</text:p>
          </table:table-cell>
          <table:table-cell office:value-type="float" office:value="320" calcext:value-type="float">
            <text:p>320</text:p>
          </table:table-cell>
          <table:table-cell table:formula="of:=[.D33]+[.E33]" office:value-type="float" office:value="929511769536" calcext:value-type="float">
            <text:p>929511769536</text:p>
          </table:table-cell>
          <table:table-cell table:formula="of:=[.F33]/512" office:value-type="float" office:value="1815452674.875" calcext:value-type="float">
            <text:p>1815452674.875</text:p>
          </table:table-cell>
          <table:table-cell table:formula="of:=[.F33]/32" office:value-type="float" office:value="29047242798" calcext:value-type="float">
            <text:p>29047242798</text:p>
          </table:table-cell>
          <table:table-cell table:formula="of:=[.D33]/32" office:value-type="float" office:value="29047242788" calcext:value-type="float">
            <text:p>2904724278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34]/(10^9)" office:value-type="float" office:value="952.042067584" calcext:value-type="float">
            <text:p>952.04</text:p>
          </table:table-cell>
          <table:table-cell office:value-type="float" office:value="952042067584" calcext:value-type="float">
            <text:p>952042067584</text:p>
          </table:table-cell>
          <table:table-cell office:value-type="float" office:value="576" calcext:value-type="float">
            <text:p>576</text:p>
          </table:table-cell>
          <table:table-cell table:formula="of:=[.D34]+[.E34]" office:value-type="float" office:value="952042068160" calcext:value-type="float">
            <text:p>952042068160</text:p>
          </table:table-cell>
          <table:table-cell table:formula="of:=[.F34]/512" office:value-type="float" office:value="1859457164.375" calcext:value-type="float">
            <text:p>1859457164.375</text:p>
          </table:table-cell>
          <table:table-cell table:formula="of:=[.F34]/32" office:value-type="float" office:value="29751314630" calcext:value-type="float">
            <text:p>29751314630</text:p>
          </table:table-cell>
          <table:table-cell table:formula="of:=[.D34]/32" office:value-type="float" office:value="29751314612" calcext:value-type="float">
            <text:p>297513146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35]/(10^9)" office:value-type="float" office:value="955.607874656" calcext:value-type="float">
            <text:p>955.61</text:p>
          </table:table-cell>
          <table:table-cell office:value-type="float" office:value="955607874656" calcext:value-type="float">
            <text:p>955607874656</text:p>
          </table:table-cell>
          <table:table-cell office:value-type="float" office:value="576" calcext:value-type="float">
            <text:p>576</text:p>
          </table:table-cell>
          <table:table-cell table:formula="of:=[.D35]+[.E35]" office:value-type="float" office:value="955607875232" calcext:value-type="float">
            <text:p>955607875232</text:p>
          </table:table-cell>
          <table:table-cell table:formula="of:=[.F35]/512" office:value-type="float" office:value="1866421631.3125" calcext:value-type="float">
            <text:p>1866421631.3125</text:p>
          </table:table-cell>
          <table:table-cell table:formula="of:=[.F35]/32" office:value-type="float" office:value="29862746101" calcext:value-type="float">
            <text:p>29862746101</text:p>
          </table:table-cell>
          <table:table-cell table:formula="of:=[.D35]/32" office:value-type="float" office:value="29862746083" calcext:value-type="float">
            <text:p>2986274608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36]/(10^9)" office:value-type="float" office:value="987.442191872" calcext:value-type="float">
            <text:p>987.44</text:p>
          </table:table-cell>
          <table:table-cell office:value-type="float" office:value="987442191872" calcext:value-type="float">
            <text:p>987442191872</text:p>
          </table:table-cell>
          <table:table-cell office:value-type="float" office:value="384" calcext:value-type="float">
            <text:p>384</text:p>
          </table:table-cell>
          <table:table-cell table:formula="of:=[.D36]+[.E36]" office:value-type="float" office:value="987442192256" calcext:value-type="float">
            <text:p>987442192256</text:p>
          </table:table-cell>
          <table:table-cell table:formula="of:=[.F36]/512" office:value-type="float" office:value="1928598031.75" calcext:value-type="float">
            <text:p>1928598031.75</text:p>
          </table:table-cell>
          <table:table-cell table:formula="of:=[.F36]/32" office:value-type="float" office:value="30857568508" calcext:value-type="float">
            <text:p>30857568508</text:p>
          </table:table-cell>
          <table:table-cell table:formula="of:=[.D36]/32" office:value-type="float" office:value="30857568496" calcext:value-type="float">
            <text:p>3085756849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hex not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fter sw mod</text:p>
          </table:table-cell>
          <table:table-cell table:formula="of:=[.D38]/(10^9)" office:value-type="float" office:value="199.755551744" calcext:value-type="float">
            <text:p>199.76</text:p>
          </table:table-cell>
          <table:table-cell office:value-type="float" office:value="199755551744" calcext:value-type="float">
            <text:p>199755551744</text:p>
          </table:table-cell>
          <table:table-cell office:value-type="float" office:value="0" calcext:value-type="float">
            <text:p>0</text:p>
          </table:table-cell>
          <table:table-cell table:formula="of:=[.D38]+[.E38]" office:value-type="float" office:value="199755551744" calcext:value-type="float">
            <text:p>199755551744</text:p>
          </table:table-cell>
          <table:table-cell table:formula="of:=[.F38]/512" office:value-type="float" office:value="390147562" calcext:value-type="float">
            <text:p>390147562</text:p>
          </table:table-cell>
          <table:table-cell table:style-name="ce6" table:formula="of:=BASE([.G38];16;4)" office:value-type="string" office:string-value="17412DEA" calcext:value-type="string">
            <text:p>17412DEA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D39]/(10^9)" office:value-type="float" office:value="450.246770688" calcext:value-type="float">
            <text:p>450.25</text:p>
          </table:table-cell>
          <table:table-cell office:value-type="float" office:value="450246770688" calcext:value-type="float">
            <text:p>450246770688</text:p>
          </table:table-cell>
          <table:table-cell office:value-type="float" office:value="0" calcext:value-type="float">
            <text:p>0</text:p>
          </table:table-cell>
          <table:table-cell table:formula="of:=[.D39]+[.E39]" office:value-type="float" office:value="450246770688" calcext:value-type="float">
            <text:p>450246770688</text:p>
          </table:table-cell>
          <table:table-cell table:formula="of:=[.F39]/512" office:value-type="float" office:value="879388224" calcext:value-type="float">
            <text:p>879388224</text:p>
          </table:table-cell>
          <table:table-cell table:style-name="ce6" table:formula="of:=BASE([.G39];16;4)" office:value-type="string" office:string-value="346A6640" calcext:value-type="string">
            <text:p>346A66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D40]/(10^9)" office:value-type="float" office:value="450.7020288" calcext:value-type="float">
            <text:p>450.70</text:p>
          </table:table-cell>
          <table:table-cell office:value-type="float" office:value="450702028800" calcext:value-type="float">
            <text:p>450702028800</text:p>
          </table:table-cell>
          <table:table-cell office:value-type="float" office:value="0" calcext:value-type="float">
            <text:p>0</text:p>
          </table:table-cell>
          <table:table-cell table:formula="of:=[.D40]+[.E40]" office:value-type="float" office:value="450702028800" calcext:value-type="float">
            <text:p>450702028800</text:p>
          </table:table-cell>
          <table:table-cell table:formula="of:=[.F40]/512" office:value-type="float" office:value="880277400" calcext:value-type="float">
            <text:p>880277400</text:p>
          </table:table-cell>
          <table:table-cell table:style-name="ce6" table:formula="of:=BASE([.G40];16;4)" office:value-type="string" office:string-value="3477F798" calcext:value-type="string">
            <text:p>3477F79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D41]/(10^9)" office:value-type="float" office:value="451.121487872" calcext:value-type="float">
            <text:p>451.12</text:p>
          </table:table-cell>
          <table:table-cell office:value-type="float" office:value="451121487872" calcext:value-type="float">
            <text:p>451121487872</text:p>
          </table:table-cell>
          <table:table-cell office:value-type="float" office:value="0" calcext:value-type="float">
            <text:p>0</text:p>
          </table:table-cell>
          <table:table-cell table:formula="of:=[.D41]+[.E41]" office:value-type="float" office:value="451121487872" calcext:value-type="float">
            <text:p>451121487872</text:p>
          </table:table-cell>
          <table:table-cell table:formula="of:=[.F41]/512" office:value-type="float" office:value="881096656" calcext:value-type="float">
            <text:p>881096656</text:p>
          </table:table-cell>
          <table:table-cell table:style-name="ce6" table:formula="of:=BASE([.G41];16;4)" office:value-type="string" office:string-value="348477D0" calcext:value-type="string">
            <text:p>348477D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D42]/(10^9)" office:value-type="float" office:value="452.077973504" calcext:value-type="float">
            <text:p>452.08</text:p>
          </table:table-cell>
          <table:table-cell office:value-type="float" office:value="452077973504" calcext:value-type="float">
            <text:p>452077973504</text:p>
          </table:table-cell>
          <table:table-cell office:value-type="float" office:value="0" calcext:value-type="float">
            <text:p>0</text:p>
          </table:table-cell>
          <table:table-cell table:formula="of:=[.D42]+[.E42]" office:value-type="float" office:value="452077973504" calcext:value-type="float">
            <text:p>452077973504</text:p>
          </table:table-cell>
          <table:table-cell table:formula="of:=[.F42]/512" office:value-type="float" office:value="882964792" calcext:value-type="float">
            <text:p>882964792</text:p>
          </table:table-cell>
          <table:table-cell table:style-name="ce6" table:formula="of:=BASE([.G42];16;4)" office:value-type="string" office:string-value="34A0F938" calcext:value-type="string">
            <text:p>34A0F93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D43]/(10^9)" office:value-type="float" office:value="452.262035456" calcext:value-type="float">
            <text:p>452.26</text:p>
          </table:table-cell>
          <table:table-cell office:value-type="float" office:value="452262035456" calcext:value-type="float">
            <text:p>452262035456</text:p>
          </table:table-cell>
          <table:table-cell office:value-type="float" office:value="0" calcext:value-type="float">
            <text:p>0</text:p>
          </table:table-cell>
          <table:table-cell table:formula="of:=[.D43]+[.E43]" office:value-type="float" office:value="452262035456" calcext:value-type="float">
            <text:p>452262035456</text:p>
          </table:table-cell>
          <table:table-cell table:formula="of:=[.F43]/512" office:value-type="float" office:value="883324288" calcext:value-type="float">
            <text:p>883324288</text:p>
          </table:table-cell>
          <table:table-cell table:style-name="ce6" table:formula="of:=BASE([.G43];16;4)" office:value-type="string" office:string-value="34A67580" calcext:value-type="string">
            <text:p>34A6758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D44]/(10^9)" office:value-type="float" office:value="452.48" calcext:value-type="float">
            <text:p>452.48</text:p>
          </table:table-cell>
          <table:table-cell office:value-type="float" office:value="452480000000" calcext:value-type="float">
            <text:p>452480000000</text:p>
          </table:table-cell>
          <table:table-cell office:value-type="float" office:value="0" calcext:value-type="float">
            <text:p>0</text:p>
          </table:table-cell>
          <table:table-cell table:formula="of:=[.D44]+[.E44]" office:value-type="float" office:value="452480000000" calcext:value-type="float">
            <text:p>452480000000</text:p>
          </table:table-cell>
          <table:table-cell table:formula="of:=[.F44]/512" office:value-type="float" office:value="883750000" calcext:value-type="float">
            <text:p>883750000</text:p>
          </table:table-cell>
          <table:table-cell table:style-name="ce6" table:formula="of:=BASE([.G44];16;4)" office:value-type="string" office:string-value="34ACF470" calcext:value-type="string">
            <text:p>34ACF47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D45]/(10^9)" office:value-type="float" office:value="453.337387008" calcext:value-type="float">
            <text:p>453.34</text:p>
          </table:table-cell>
          <table:table-cell office:value-type="float" office:value="453337387008" calcext:value-type="float">
            <text:p>453337387008</text:p>
          </table:table-cell>
          <table:table-cell office:value-type="float" office:value="0" calcext:value-type="float">
            <text:p>0</text:p>
          </table:table-cell>
          <table:table-cell table:formula="of:=[.D45]+[.E45]" office:value-type="float" office:value="453337387008" calcext:value-type="float">
            <text:p>453337387008</text:p>
          </table:table-cell>
          <table:table-cell table:formula="of:=[.F45]/512" office:value-type="float" office:value="885424584" calcext:value-type="float">
            <text:p>885424584</text:p>
          </table:table-cell>
          <table:table-cell table:style-name="ce6" table:formula="of:=BASE([.G45];16;4)" office:value-type="string" office:string-value="34C681C8" calcext:value-type="string">
            <text:p>34C681C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D46]/(10^9)" office:value-type="float" office:value="453.438140416" calcext:value-type="float">
            <text:p>453.44</text:p>
          </table:table-cell>
          <table:table-cell office:value-type="float" office:value="453438140416" calcext:value-type="float">
            <text:p>453438140416</text:p>
          </table:table-cell>
          <table:table-cell office:value-type="float" office:value="0" calcext:value-type="float">
            <text:p>0</text:p>
          </table:table-cell>
          <table:table-cell table:formula="of:=[.D46]+[.E46]" office:value-type="float" office:value="453438140416" calcext:value-type="float">
            <text:p>453438140416</text:p>
          </table:table-cell>
          <table:table-cell table:formula="of:=[.F46]/512" office:value-type="float" office:value="885621368" calcext:value-type="float">
            <text:p>885621368</text:p>
          </table:table-cell>
          <table:table-cell table:style-name="ce6" table:formula="of:=BASE([.G46];16;4)" office:value-type="string" office:string-value="34C98278" calcext:value-type="string">
            <text:p>34C98278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office:value-type="float" office:value="1000000000" calcext:value-type="float">
            <text:p>1000000000</text:p>
          </table:table-cell>
          <table:table-cell office:value-type="float" office:value="0" calcext:value-type="float">
            <text:p>0</text:p>
          </table:table-cell>
          <table:table-cell table:formula="of:=[.D49]+[.E49]" office:value-type="float" office:value="1000000000" calcext:value-type="float">
            <text:p>1000000000</text:p>
          </table:table-cell>
          <table:table-cell table:formula="of:=[.F49]/512" office:value-type="float" office:value="1953125" calcext:value-type="float">
            <text:p>1953125</text:p>
          </table:table-cell>
          <table:table-cell table:number-columns-repeated="5"/>
        </table:table-row>
      </table:table>
      <table:table table:name="every512bytes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sectors</text:p>
          </table:table-cell>
          <table:table-cell office:value-type="string" calcext:value-type="string">
            <text:p>by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br gig’s</text:p>
          </table:table-cell>
          <table:table-cell office:value-type="string" calcext:value-type="string">
            <text:p>stream position (bytes)</text:p>
          </table:table-cell>
          <table:table-cell/>
          <table:table-cell office:value-type="string" calcext:value-type="string">
            <text:p># sectors</text:p>
          </table:table-cell>
          <table:table-cell/>
          <table:table-cell office:value-type="string" calcext:value-type="string">
            <text:p>next higher file</text:p>
          </table:table-cell>
          <table:table-cell office:value-type="string" calcext:value-type="string">
            <text:p>directory</text:p>
          </table:table-cell>
          <table:table-cell table:number-columns-repeated="2" office:value-type="string" calcext:value-type="string">
            <text:p>distance</text:p>
          </table:table-cell>
          <table:table-cell/>
          <table:table-cell office:value-type="string" calcext:value-type="string">
            <text:p>Hex # sectrs</text:p>
          </table:table-cell>
          <table:table-cell/>
          <table:table-cell office:value-type="string" calcext:value-type="string">
            <text:p>output file status</text:p>
          </table:table-cell>
        </table:table-row>
        <table:table-row table:style-name="ro1">
          <table:table-cell table:number-columns-repeated="2"/>
          <table:table-cell table:style-name="ce5" table:formula="of:=[.D9]/(10^9)" office:value-type="float" office:value="199.755551744" calcext:value-type="float">
            <text:p>199.76</text:p>
          </table:table-cell>
          <table:table-cell office:value-type="float" office:value="199755551744" calcext:value-type="float">
            <text:p>199755551744</text:p>
          </table:table-cell>
          <table:table-cell/>
          <table:table-cell table:formula="of:=[.D9]/512" office:value-type="float" office:value="390147562" calcext:value-type="float">
            <text:p>390147562</text:p>
          </table:table-cell>
          <table:table-cell table:number-columns-repeated="6"/>
          <table:table-cell table:style-name="ce6" table:formula="of:=BASE([.F9];16;4)" office:value-type="string" office:string-value="17412DEA" calcext:value-type="string">
            <text:p>17412DEA</text:p>
          </table:table-cell>
          <table:table-cell/>
          <table:table-cell office:value-type="string" calcext:value-type="string">
            <text:p>just data</text:p>
          </table:table-cell>
        </table:table-row>
        <table:table-row table:style-name="ro1">
          <table:table-cell table:number-columns-repeated="2"/>
          <table:table-cell table:style-name="ce5" table:formula="of:=[.D10]/(10^9)" office:value-type="float" office:value="450.246770688" calcext:value-type="float">
            <text:p>450.25</text:p>
          </table:table-cell>
          <table:table-cell office:value-type="float" office:value="450246770688" calcext:value-type="float">
            <text:p>450246770688</text:p>
          </table:table-cell>
          <table:table-cell/>
          <table:table-cell table:formula="of:=[.D10]/512" office:value-type="float" office:value="879388224" calcext:value-type="float">
            <text:p>879388224</text:p>
          </table:table-cell>
          <table:table-cell/>
          <table:table-cell office:value-type="float" office:value="879389824" calcext:value-type="float">
            <text:p>879389824</text:p>
          </table:table-cell>
          <table:table-cell office:value-type="float" office:value="261" calcext:value-type="float">
            <text:p>261</text:p>
          </table:table-cell>
          <table:table-cell table:formula="of:=[.H10]-[.F10]" office:value-type="float" office:value="1600" calcext:value-type="float">
            <text:p>1600</text:p>
          </table:table-cell>
          <table:table-cell table:formula="of:=[.J10]*512" office:value-type="float" office:value="819200" calcext:value-type="float">
            <text:p>819200</text:p>
          </table:table-cell>
          <table:table-cell/>
          <table:table-cell table:style-name="ce6" table:formula="of:=BASE([.F10];16;4)" office:value-type="string" office:string-value="346A6640" calcext:value-type="string">
            <text:p>346A6640</text:p>
          </table:table-cell>
          <table:table-cell/>
          <table:table-cell office:value-type="string" calcext:value-type="string">
            <text:p>jpgs</text:p>
          </table:table-cell>
        </table:table-row>
        <table:table-row table:style-name="ro1">
          <table:table-cell table:number-columns-repeated="2"/>
          <table:table-cell table:style-name="ce5" table:formula="of:=[.D11]/(10^9)" office:value-type="float" office:value="450.7020288" calcext:value-type="float">
            <text:p>450.70</text:p>
          </table:table-cell>
          <table:table-cell office:value-type="float" office:value="450702028800" calcext:value-type="float">
            <text:p>450702028800</text:p>
          </table:table-cell>
          <table:table-cell/>
          <table:table-cell table:formula="of:=[.D11]/512" office:value-type="float" office:value="880277400" calcext:value-type="float">
            <text:p>880277400</text:p>
          </table:table-cell>
          <table:table-cell/>
          <table:table-cell office:value-type="float" office:value="880291512" calcext:value-type="float">
            <text:p>880291512</text:p>
          </table:table-cell>
          <table:table-cell office:value-type="float" office:value="261" calcext:value-type="float">
            <text:p>261</text:p>
          </table:table-cell>
          <table:table-cell table:formula="of:=[.H11]-[.F11]" office:value-type="float" office:value="14112" calcext:value-type="float">
            <text:p>14112</text:p>
          </table:table-cell>
          <table:table-cell table:formula="of:=[.J11]*512" office:value-type="float" office:value="7225344" calcext:value-type="float">
            <text:p>7225344</text:p>
          </table:table-cell>
          <table:table-cell/>
          <table:table-cell table:style-name="ce6" table:formula="of:=BASE([.F11];16;4)" office:value-type="string" office:string-value="3477F798" calcext:value-type="string">
            <text:p>3477F798</text:p>
          </table:table-cell>
          <table:table-cell/>
          <table:table-cell office:value-type="string" calcext:value-type="string">
            <text:p>have a tar file</text:p>
          </table:table-cell>
        </table:table-row>
        <table:table-row table:style-name="ro1">
          <table:table-cell table:number-columns-repeated="2"/>
          <table:table-cell table:style-name="ce5" table:formula="of:=[.D12]/(10^9)" office:value-type="float" office:value="451.121487872" calcext:value-type="float">
            <text:p>451.12</text:p>
          </table:table-cell>
          <table:table-cell office:value-type="float" office:value="451121487872" calcext:value-type="float">
            <text:p>451121487872</text:p>
          </table:table-cell>
          <table:table-cell/>
          <table:table-cell table:formula="of:=[.D12]/512" office:value-type="float" office:value="881096656" calcext:value-type="float">
            <text:p>881096656</text:p>
          </table:table-cell>
          <table:table-cell/>
          <table:table-cell office:value-type="float" office:value="881100424" calcext:value-type="float">
            <text:p>881100424</text:p>
          </table:table-cell>
          <table:table-cell office:value-type="float" office:value="262" calcext:value-type="float">
            <text:p>262</text:p>
          </table:table-cell>
          <table:table-cell table:formula="of:=[.H12]-[.F12]" office:value-type="float" office:value="3768" calcext:value-type="float">
            <text:p>3768</text:p>
          </table:table-cell>
          <table:table-cell table:formula="of:=[.J12]*512" office:value-type="float" office:value="1929216" calcext:value-type="float">
            <text:p>1929216</text:p>
          </table:table-cell>
          <table:table-cell/>
          <table:table-cell table:style-name="ce6" table:formula="of:=BASE([.F12];16;4)" office:value-type="string" office:string-value="348477D0" calcext:value-type="string">
            <text:p>348477D0</text:p>
          </table:table-cell>
          <table:table-cell/>
          <table:table-cell office:value-type="string" calcext:value-type="string">
            <text:p>2letters.tar</text:p>
          </table:table-cell>
        </table:table-row>
        <table:table-row table:style-name="ro1">
          <table:table-cell table:number-columns-repeated="2"/>
          <table:table-cell table:style-name="ce5" table:formula="of:=[.D13]/(10^9)" office:value-type="float" office:value="452.077973504" calcext:value-type="float">
            <text:p>452.08</text:p>
          </table:table-cell>
          <table:table-cell office:value-type="float" office:value="452077973504" calcext:value-type="float">
            <text:p>452077973504</text:p>
          </table:table-cell>
          <table:table-cell/>
          <table:table-cell table:formula="of:=[.D13]/512" office:value-type="float" office:value="882964792" calcext:value-type="float">
            <text:p>882964792</text:p>
          </table:table-cell>
          <table:table-cell/>
          <table:table-cell office:value-type="float" office:value="882971388" calcext:value-type="float">
            <text:p>882971388</text:p>
          </table:table-cell>
          <table:table-cell office:value-type="float" office:value="263" calcext:value-type="float">
            <text:p>263</text:p>
          </table:table-cell>
          <table:table-cell table:formula="of:=[.H13]-[.F13]" office:value-type="float" office:value="6596" calcext:value-type="float">
            <text:p>6596</text:p>
          </table:table-cell>
          <table:table-cell table:formula="of:=[.J13]*512" office:value-type="float" office:value="3377152" calcext:value-type="float">
            <text:p>3377152</text:p>
          </table:table-cell>
          <table:table-cell/>
          <table:table-cell table:style-name="ce6" table:formula="of:=BASE([.F13];16;4)" office:value-type="string" office:string-value="34A0F938" calcext:value-type="string">
            <text:p>34A0F938</text:p>
          </table:table-cell>
          <table:table-cell office:value-type="string" calcext:value-type="string">
            <text:p>errs</text:p>
          </table:table-cell>
          <table:table-cell office:value-type="string" calcext:value-type="string">
            <text:p>Salvaged ‘2 files’</text:p>
          </table:table-cell>
        </table:table-row>
        <table:table-row table:style-name="ro1">
          <table:table-cell table:number-columns-repeated="2"/>
          <table:table-cell table:style-name="ce5" table:formula="of:=[.D14]/(10^9)" office:value-type="float" office:value="452.262035456" calcext:value-type="float">
            <text:p>452.26</text:p>
          </table:table-cell>
          <table:table-cell office:value-type="float" office:value="452262035456" calcext:value-type="float">
            <text:p>452262035456</text:p>
          </table:table-cell>
          <table:table-cell/>
          <table:table-cell table:formula="of:=[.D14]/512" office:value-type="float" office:value="883324288" calcext:value-type="float">
            <text:p>883324288</text:p>
          </table:table-cell>
          <table:table-cell/>
          <table:table-cell office:value-type="float" office:value="883326864" calcext:value-type="float">
            <text:p>883326864</text:p>
          </table:table-cell>
          <table:table-cell office:value-type="float" office:value="263" calcext:value-type="float">
            <text:p>263</text:p>
          </table:table-cell>
          <table:table-cell table:formula="of:=[.H14]-[.F14]" office:value-type="float" office:value="2576" calcext:value-type="float">
            <text:p>2576</text:p>
          </table:table-cell>
          <table:table-cell table:formula="of:=[.J14]*512" office:value-type="float" office:value="1318912" calcext:value-type="float">
            <text:p>1318912</text:p>
          </table:table-cell>
          <table:table-cell/>
          <table:table-cell table:style-name="ce6" table:formula="of:=BASE([.F14];16;4)" office:value-type="string" office:string-value="34A67580" calcext:value-type="string">
            <text:p>34A67580</text:p>
          </table:table-cell>
          <table:table-cell/>
          <table:table-cell office:value-type="string" calcext:value-type="string">
            <text:p>narrative.odt</text:p>
          </table:table-cell>
        </table:table-row>
        <table:table-row table:style-name="ro1">
          <table:table-cell table:number-columns-repeated="2"/>
          <table:table-cell table:style-name="ce5" table:formula="of:=[.D15]/(10^9)" office:value-type="float" office:value="452.48" calcext:value-type="float">
            <text:p>452.48</text:p>
          </table:table-cell>
          <table:table-cell office:value-type="float" office:value="452480000000" calcext:value-type="float">
            <text:p>452480000000</text:p>
          </table:table-cell>
          <table:table-cell/>
          <table:table-cell table:formula="of:=[.D15]/512" office:value-type="float" office:value="883750000" calcext:value-type="float">
            <text:p>883750000</text:p>
          </table:table-cell>
          <table:table-cell/>
          <table:table-cell office:value-type="float" office:value="883780736" calcext:value-type="float">
            <text:p>883780736</text:p>
          </table:table-cell>
          <table:table-cell office:value-type="float" office:value="263" calcext:value-type="float">
            <text:p>263</text:p>
          </table:table-cell>
          <table:table-cell table:formula="of:=[.H15]-[.F15]" office:value-type="float" office:value="30736" calcext:value-type="float">
            <text:p>30736</text:p>
          </table:table-cell>
          <table:table-cell table:formula="of:=[.J15]*512" office:value-type="float" office:value="15736832" calcext:value-type="float">
            <text:p>15736832</text:p>
          </table:table-cell>
          <table:table-cell/>
          <table:table-cell table:style-name="ce6" table:formula="of:=BASE([.F15];16;4)" office:value-type="string" office:string-value="34ACF470" calcext:value-type="string">
            <text:p>34ACF470</text:p>
          </table:table-cell>
          <table:table-cell office:value-type="string" calcext:value-type="string">
            <text:p>errs</text:p>
          </table:table-cell>
          <table:table-cell office:value-type="string" calcext:value-type="string">
            <text:p>feb2021.tar (misdated)</text:p>
          </table:table-cell>
        </table:table-row>
        <table:table-row table:style-name="ro1">
          <table:table-cell table:number-columns-repeated="2"/>
          <table:table-cell table:style-name="ce5" table:formula="of:=[.D16]/(10^9)" office:value-type="float" office:value="453.337387008" calcext:value-type="float">
            <text:p>453.34</text:p>
          </table:table-cell>
          <table:table-cell office:value-type="float" office:value="453337387008" calcext:value-type="float">
            <text:p>453337387008</text:p>
          </table:table-cell>
          <table:table-cell/>
          <table:table-cell table:formula="of:=[.D16]/512" office:value-type="float" office:value="885424584" calcext:value-type="float">
            <text:p>885424584</text:p>
          </table:table-cell>
          <table:table-cell/>
          <table:table-cell office:value-type="float" office:value="885435056" calcext:value-type="float">
            <text:p>885435056</text:p>
          </table:table-cell>
          <table:table-cell office:value-type="float" office:value="263" calcext:value-type="float">
            <text:p>263</text:p>
          </table:table-cell>
          <table:table-cell table:formula="of:=[.H16]-[.F16]" office:value-type="float" office:value="10472" calcext:value-type="float">
            <text:p>10472</text:p>
          </table:table-cell>
          <table:table-cell table:formula="of:=[.J16]*512" office:value-type="float" office:value="5361664" calcext:value-type="float">
            <text:p>5361664</text:p>
          </table:table-cell>
          <table:table-cell/>
          <table:table-cell table:style-name="ce6" table:formula="of:=BASE([.F16];16;4)" office:value-type="string" office:string-value="34C681C8" calcext:value-type="string">
            <text:p>34C681C8</text:p>
          </table:table-cell>
          <table:table-cell/>
          <table:table-cell office:value-type="string" calcext:value-type="string">
            <text:p>jan2022.tar</text:p>
          </table:table-cell>
        </table:table-row>
        <table:table-row table:style-name="ro1">
          <table:table-cell table:number-columns-repeated="2"/>
          <table:table-cell table:style-name="ce5" table:formula="of:=[.D17]/(10^9)" office:value-type="float" office:value="453.438140416" calcext:value-type="float">
            <text:p>453.44</text:p>
          </table:table-cell>
          <table:table-cell office:value-type="float" office:value="453438140416" calcext:value-type="float">
            <text:p>453438140416</text:p>
          </table:table-cell>
          <table:table-cell/>
          <table:table-cell table:formula="of:=[.D17]/512" office:value-type="float" office:value="885621368" calcext:value-type="float">
            <text:p>885621368</text:p>
          </table:table-cell>
          <table:table-cell/>
          <table:table-cell office:value-type="float" office:value="885627504" calcext:value-type="float">
            <text:p>885627504</text:p>
          </table:table-cell>
          <table:table-cell office:value-type="float" office:value="264" calcext:value-type="float">
            <text:p>264</text:p>
          </table:table-cell>
          <table:table-cell table:formula="of:=[.H17]-[.F17]" office:value-type="float" office:value="6136" calcext:value-type="float">
            <text:p>6136</text:p>
          </table:table-cell>
          <table:table-cell table:formula="of:=[.J17]*512" office:value-type="float" office:value="3141632" calcext:value-type="float">
            <text:p>3141632</text:p>
          </table:table-cell>
          <table:table-cell/>
          <table:table-cell table:style-name="ce6" table:formula="of:=BASE([.F17];16;4)" office:value-type="string" office:string-value="34C98278" calcext:value-type="string">
            <text:p>34C98278</text:p>
          </table:table-cell>
          <table:table-cell/>
          <table:table-cell office:value-type="string" calcext:value-type="string">
            <text:p>feb2022.tgz</text:p>
          </table:table-cell>
        </table:table-row>
        <table:table-row table:style-name="ro1">
          <table:table-cell table:number-columns-repeated="2"/>
          <table:table-cell table:style-name="ce5" table:formula="of:=[.D18]/(10^9)" office:value-type="float" office:value="784.895613952" calcext:value-type="float">
            <text:p>784.90</text:p>
          </table:table-cell>
          <table:table-cell office:value-type="float" office:value="784895613952" calcext:value-type="float">
            <text:p>784895613952</text:p>
          </table:table-cell>
          <table:table-cell/>
          <table:table-cell table:formula="of:=[.D18]/512" office:value-type="float" office:value="1532999246" calcext:value-type="float">
            <text:p>1532999246</text:p>
          </table:table-cell>
          <table:table-cell/>
          <table:table-cell office:value-type="float" office:value="1533015872" calcext:value-type="float">
            <text:p>1533015872</text:p>
          </table:table-cell>
          <table:table-cell office:value-type="float" office:value="699" calcext:value-type="float">
            <text:p>699</text:p>
          </table:table-cell>
          <table:table-cell table:formula="of:=[.H18]-[.F18]" office:value-type="float" office:value="16626" calcext:value-type="float">
            <text:p>16626</text:p>
          </table:table-cell>
          <table:table-cell table:formula="of:=[.J18]*512" office:value-type="float" office:value="8512512" calcext:value-type="float">
            <text:p>8512512</text:p>
          </table:table-cell>
          <table:table-cell/>
          <table:table-cell table:style-name="ce6" table:formula="of:=BASE([.F18];16;4)" office:value-type="string" office:string-value="5B5FB64E" calcext:value-type="string">
            <text:p>5B5FB64E</text:p>
          </table:table-cell>
          <table:table-cell/>
          <table:table-cell office:value-type="string" calcext:value-type="string">
            <text:p>just data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se revised ‘harvest.sh’ for 4096 blocks, to ready ‘report.xml’</text:p>
          </table:table-cell>
          <table:table-cell table:number-columns-repeated="6"/>
          <table:table-cell table:number-columns-repeated="2" office:value-type="string" calcext:value-type="string">
            <text:p>report.xm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offset</text:p>
          </table:table-cell>
          <table:table-cell table:number-columns-repeated="2" office:value-type="string" calcext:value-type="string">
            <text:p>initial length</text:p>
          </table:table-cell>
          <table:table-cell office:value-type="string" calcext:value-type="string">
            <text:p>file size</text:p>
          </table:table-cell>
          <table:table-cell office:value-type="string" calcext:value-type="string">
            <text:p>byte run len</text:p>
          </table:table-cell>
          <table:table-cell office:value-type="string" calcext:value-type="string">
            <text:p>run len (blks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ream position (bytes)</text:p>
          </table:table-cell>
          <table:table-cell/>
          <table:table-cell office:value-type="string" calcext:value-type="string">
            <text:p># sectors</text:p>
          </table:table-cell>
          <table:table-cell/>
          <table:table-cell office:value-type="string" calcext:value-type="string">
            <text:p>#blocks</text:p>
          </table:table-cell>
          <table:table-cell office:value-type="string" calcext:value-type="string">
            <text:p>sectors</text:p>
          </table:table-cell>
          <table:table-cell office:value-type="string" calcext:value-type="string">
            <text:p>block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ust data</text:p>
          </table:table-cell>
          <table:table-cell office:value-type="float" office:value="199755551744" calcext:value-type="float">
            <text:p>199755551744</text:p>
          </table:table-cell>
          <table:table-cell/>
          <table:table-cell table:formula="of:=[.D24]/512" office:value-type="float" office:value="390147562" calcext:value-type="float">
            <text:p>390147562</text:p>
          </table:table-cell>
          <table:table-cell/>
          <table:table-cell table:formula="of:=[.D24]/4096" office:value-type="float" office:value="48768445.25" calcext:value-type="float">
            <text:p>48768445.25</text:p>
          </table:table-cell>
          <table:table-cell table:formula="of:=[.K24]/512" office:value-type="float" office:value="11998675.9375" calcext:value-type="float">
            <text:p>11998675.9375</text:p>
          </table:table-cell>
          <table:table-cell table:formula="of:=[.I24]/8" office:value-type="float" office:value="1499834.4921875" calcext:value-type="float">
            <text:p>1499834.4921875</text:p>
          </table:table-cell>
          <table:table-cell table:number-columns-repeated="2" office:value-type="float" office:value="6143322080" calcext:value-type="float">
            <text:p>614332208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0246770688" calcext:value-type="float">
            <text:p>450246770688</text:p>
          </table:table-cell>
          <table:table-cell/>
          <table:table-cell table:formula="of:=[.D25]/512" office:value-type="float" office:value="879388224" calcext:value-type="float">
            <text:p>879388224</text:p>
          </table:table-cell>
          <table:table-cell/>
          <table:table-cell table:formula="of:=[.D25]/4096" office:value-type="float" office:value="109923528" calcext:value-type="float">
            <text:p>109923528</text:p>
          </table:table-cell>
          <table:table-cell office:value-type="float" office:value="1600" calcext:value-type="float">
            <text:p>1600</text:p>
          </table:table-cell>
          <table:table-cell table:formula="of:=[.I25]/8" office:value-type="float" office:value="200" calcext:value-type="float">
            <text:p>200</text:p>
          </table:table-cell>
          <table:table-cell table:number-columns-repeated="2" office:value-type="float" office:value="819168" calcext:value-type="float">
            <text:p>819168</text:p>
          </table:table-cell>
          <table:table-cell table:formula="of:=[.L25]/4096" office:value-type="float" office:value="199.9921875" calcext:value-type="float">
            <text:p>199.99218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0702028800" calcext:value-type="float">
            <text:p>450702028800</text:p>
          </table:table-cell>
          <table:table-cell/>
          <table:table-cell table:formula="of:=[.D26]/512" office:value-type="float" office:value="880277400" calcext:value-type="float">
            <text:p>880277400</text:p>
          </table:table-cell>
          <table:table-cell/>
          <table:table-cell table:formula="of:=[.D26]/4096" office:value-type="float" office:value="110034675" calcext:value-type="float">
            <text:p>110034675</text:p>
          </table:table-cell>
          <table:table-cell office:value-type="float" office:value="14112" calcext:value-type="float">
            <text:p>14112</text:p>
          </table:table-cell>
          <table:table-cell table:formula="of:=[.I26]/8" office:value-type="float" office:value="1764" calcext:value-type="float">
            <text:p>1764</text:p>
          </table:table-cell>
          <table:table-cell office:value-type="float" office:value="7274464" calcext:value-type="float">
            <text:p>7274464</text:p>
          </table:table-cell>
          <table:table-cell office:value-type="float" office:value="7274496" calcext:value-type="float">
            <text:p>7274496</text:p>
          </table:table-cell>
          <table:table-cell table:formula="of:=[.L26]/4096" office:value-type="float" office:value="1776" calcext:value-type="float">
            <text:p>1776</text:p>
          </table:table-cell>
          <table:table-cell office:value-type="string" calcext:value-type="string">
            <text:p>corrected per report!</text:p>
          </table:table-cell>
          <table:table-cell/>
        </table:table-row>
        <table:table-row table:style-name="ro1">
          <table:table-cell table:number-columns-repeated="3"/>
          <table:table-cell office:value-type="float" office:value="451121487872" calcext:value-type="float">
            <text:p>451121487872</text:p>
          </table:table-cell>
          <table:table-cell/>
          <table:table-cell table:formula="of:=[.D27]/512" office:value-type="float" office:value="881096656" calcext:value-type="float">
            <text:p>881096656</text:p>
          </table:table-cell>
          <table:table-cell/>
          <table:table-cell table:formula="of:=[.D27]/4096" office:value-type="float" office:value="110137082" calcext:value-type="float">
            <text:p>110137082</text:p>
          </table:table-cell>
          <table:table-cell office:value-type="float" office:value="3768" calcext:value-type="float">
            <text:p>3768</text:p>
          </table:table-cell>
          <table:table-cell table:formula="of:=[.I27]/8" office:value-type="float" office:value="471" calcext:value-type="float">
            <text:p>4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oblem</text:p>
          </table:table-cell>
          <table:table-cell office:value-type="float" office:value="452077973504" calcext:value-type="float">
            <text:p>452077973504</text:p>
          </table:table-cell>
          <table:table-cell/>
          <table:table-cell table:formula="of:=[.D28]/512" office:value-type="float" office:value="882964792" calcext:value-type="float">
            <text:p>882964792</text:p>
          </table:table-cell>
          <table:table-cell/>
          <table:table-cell table:formula="of:=[.D28]/4096" office:value-type="float" office:value="110370599" calcext:value-type="float">
            <text:p>110370599</text:p>
          </table:table-cell>
          <table:table-cell office:value-type="float" office:value="6596" calcext:value-type="float">
            <text:p>6596</text:p>
          </table:table-cell>
          <table:table-cell table:formula="of:=[.I28]/8" office:value-type="float" office:value="824.5" calcext:value-type="float">
            <text:p>824.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52262035456" calcext:value-type="float">
            <text:p>452262035456</text:p>
          </table:table-cell>
          <table:table-cell/>
          <table:table-cell table:formula="of:=[.D29]/512" office:value-type="float" office:value="883324288" calcext:value-type="float">
            <text:p>883324288</text:p>
          </table:table-cell>
          <table:table-cell/>
          <table:table-cell table:formula="of:=[.D29]/4096" office:value-type="float" office:value="110415536" calcext:value-type="float">
            <text:p>110415536</text:p>
          </table:table-cell>
          <table:table-cell office:value-type="float" office:value="2576" calcext:value-type="float">
            <text:p>2576</text:p>
          </table:table-cell>
          <table:table-cell table:formula="of:=[.I29]/8" office:value-type="float" office:value="322" calcext:value-type="float">
            <text:p>322</text:p>
          </table:table-cell>
          <table:table-cell/>
          <table:table-cell table:formula="of:=3407872/4096" office:value-type="float" office:value="832" calcext:value-type="float">
            <text:p>8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2480000000" calcext:value-type="float">
            <text:p>452480000000</text:p>
          </table:table-cell>
          <table:table-cell/>
          <table:table-cell table:formula="of:=[.D30]/512" office:value-type="float" office:value="883750000" calcext:value-type="float">
            <text:p>883750000</text:p>
          </table:table-cell>
          <table:table-cell/>
          <table:table-cell table:formula="of:=[.D30]/4096" office:value-type="float" office:value="110468750" calcext:value-type="float">
            <text:p>110468750</text:p>
          </table:table-cell>
          <table:table-cell office:value-type="float" office:value="30736" calcext:value-type="float">
            <text:p>30736</text:p>
          </table:table-cell>
          <table:table-cell table:formula="of:=[.I30]/8" office:value-type="float" office:value="3842" calcext:value-type="float">
            <text:p>384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53337387008" calcext:value-type="float">
            <text:p>453337387008</text:p>
          </table:table-cell>
          <table:table-cell/>
          <table:table-cell table:formula="of:=[.D31]/512" office:value-type="float" office:value="885424584" calcext:value-type="float">
            <text:p>885424584</text:p>
          </table:table-cell>
          <table:table-cell/>
          <table:table-cell table:formula="of:=[.D31]/4096" office:value-type="float" office:value="110678073" calcext:value-type="float">
            <text:p>110678073</text:p>
          </table:table-cell>
          <table:table-cell office:value-type="float" office:value="10472" calcext:value-type="float">
            <text:p>10472</text:p>
          </table:table-cell>
          <table:table-cell table:formula="of:=[.I31]/8" office:value-type="float" office:value="1309" calcext:value-type="float">
            <text:p>13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53438140416" calcext:value-type="float">
            <text:p>453438140416</text:p>
          </table:table-cell>
          <table:table-cell/>
          <table:table-cell table:formula="of:=[.D32]/512" office:value-type="float" office:value="885621368" calcext:value-type="float">
            <text:p>885621368</text:p>
          </table:table-cell>
          <table:table-cell/>
          <table:table-cell table:formula="of:=[.D32]/4096" office:value-type="float" office:value="110702671" calcext:value-type="float">
            <text:p>110702671</text:p>
          </table:table-cell>
          <table:table-cell office:value-type="float" office:value="6136" calcext:value-type="float">
            <text:p>6136</text:p>
          </table:table-cell>
          <table:table-cell table:formula="of:=[.I32]/8" office:value-type="float" office:value="767" calcext:value-type="float">
            <text:p>7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ey mismatch</text:p>
          </table:table-cell>
          <table:table-cell office:value-type="float" office:value="784895613952" calcext:value-type="float">
            <text:p>784895613952</text:p>
          </table:table-cell>
          <table:table-cell/>
          <table:table-cell table:formula="of:=[.D33]/512" office:value-type="float" office:value="1532999246" calcext:value-type="float">
            <text:p>1532999246</text:p>
          </table:table-cell>
          <table:table-cell/>
          <table:table-cell table:formula="of:=[.D33]/4096" office:value-type="float" office:value="191624905.75" calcext:value-type="float">
            <text:p>191624905.75</text:p>
          </table:table-cell>
          <table:table-cell office:value-type="float" office:value="16626" calcext:value-type="float">
            <text:p>16626</text:p>
          </table:table-cell>
          <table:table-cell table:formula="of:=[.I33]/8" office:value-type="float" office:value="2078.25" calcext:value-type="float">
            <text:p>2078.25</text:p>
          </table:table-cell>
          <table:table-cell table:number-columns-repeated="3"/>
          <table:table-cell office:value-type="string" calcext:value-type="string">
            <text:p>dunno bout dis</text:p>
          </table:table-cell>
          <table:table-cell/>
        </table:table-row>
      </table:table>
      <table:table table:name="every32bytes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sector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egabytes</text:p>
          </table:table-cell>
          <table:table-cell/>
          <table:table-cell office:value-type="string" calcext:value-type="string">
            <text:p>decrypt ok</text:p>
          </table:table-cell>
          <table:table-cell office:value-type="string" calcext:value-type="string">
            <text:p>file type</text:p>
          </table:table-cell>
          <table:table-cell office:value-type="string" calcext:value-type="string">
            <text:p>Re-do in sctrs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Nbr gig’s</text:p>
          </table:table-cell>
          <table:table-cell office:value-type="string" calcext:value-type="string">
            <text:p>stream position (bytes)</text:p>
          </table:table-cell>
          <table:table-cell/>
          <table:table-cell office:value-type="string" calcext:value-type="string">
            <text:p># sectors</text:p>
          </table:table-cell>
          <table:table-cell/>
          <table:table-cell office:value-type="string" calcext:value-type="string">
            <text:p>next higher file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istance (default 65000000)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D9]/(10^9)" office:value-type="float" office:value="136.256174752" calcext:value-type="float">
            <text:p>136.26</text:p>
          </table:table-cell>
          <table:table-cell office:value-type="float" office:value="136256174752" calcext:value-type="float">
            <text:p>136256174752</text:p>
          </table:table-cell>
          <table:table-cell/>
          <table:table-cell table:formula="of:=[.D9]/512" office:value-type="float" office:value="266125341.3125" calcext:value-type="float">
            <text:p>266125341.3125</text:p>
          </table:table-cell>
          <table:table-cell/>
          <table:table-cell office:value-type="float" office:value="271296960" calcext:value-type="float">
            <text:p>271296960</text:p>
          </table:table-cell>
          <table:table-cell office:value-type="float" office:value="115" calcext:value-type="float">
            <text:p>115</text:p>
          </table:table-cell>
          <table:table-cell table:formula="of:=[.H9]-[.F9]" office:value-type="float" office:value="5171618.6875" calcext:value-type="float">
            <text:p>5171618.6875</text:p>
          </table:table-cell>
          <table:table-cell table:formula="of:=[.J9]*512" office:value-type="float" office:value="2647868768" calcext:value-type="float">
            <text:p>2647868768</text:p>
          </table:table-cell>
          <table:table-cell table:formula="of:=[.K9]/(10^6)" office:value-type="float" office:value="2647.868768" calcext:value-type="float">
            <text:p>2647.868768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just data</text:p>
          </table:table-cell>
          <table:table-cell/>
        </table:table-row>
        <table:table-row table:style-name="ro1">
          <table:table-cell table:number-columns-repeated="2"/>
          <table:table-cell table:formula="of:=[.D10]/(10^9)" office:value-type="float" office:value="161.514819488" calcext:value-type="float">
            <text:p>161.51</text:p>
          </table:table-cell>
          <table:table-cell office:value-type="float" office:value="161514819488" calcext:value-type="float">
            <text:p>161514819488</text:p>
          </table:table-cell>
          <table:table-cell/>
          <table:table-cell table:formula="of:=[.D10]/512" office:value-type="float" office:value="315458631.8125" calcext:value-type="float">
            <text:p>315458631.8125</text:p>
          </table:table-cell>
          <table:table-cell/>
          <table:table-cell office:value-type="float" office:value="318316786" calcext:value-type="float">
            <text:p>318316786</text:p>
          </table:table-cell>
          <table:table-cell office:value-type="float" office:value="115" calcext:value-type="float">
            <text:p>115</text:p>
          </table:table-cell>
          <table:table-cell table:formula="of:=[.H10]-[.F10]" office:value-type="float" office:value="2858154.1875" calcext:value-type="float">
            <text:p>2858154.1875</text:p>
          </table:table-cell>
          <table:table-cell table:formula="of:=[.J10]*512" office:value-type="float" office:value="1463374944" calcext:value-type="float">
            <text:p>1463374944</text:p>
          </table:table-cell>
          <table:table-cell table:formula="of:=[.K10]/(10^6)" office:value-type="float" office:value="1463.374944" calcext:value-type="float">
            <text:p>1463.374944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just data</text:p>
          </table:table-cell>
          <table:table-cell/>
        </table:table-row>
        <table:table-row table:style-name="ro1">
          <table:table-cell table:number-columns-repeated="2"/>
          <table:table-cell table:formula="of:=[.D11]/(10^9)" office:value-type="float" office:value="166.426162752" calcext:value-type="float">
            <text:p>166.43</text:p>
          </table:table-cell>
          <table:table-cell office:value-type="float" office:value="166426162752" calcext:value-type="float">
            <text:p>166426162752</text:p>
          </table:table-cell>
          <table:table-cell/>
          <table:table-cell table:formula="of:=[.D11]/512" office:value-type="float" office:value="325051099.125" calcext:value-type="float">
            <text:p>325051099.125</text:p>
          </table:table-cell>
          <table:table-cell/>
          <table:table-cell office:value-type="string" calcext:value-type="string">
            <text:p>??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just data</text:p>
          </table:table-cell>
          <table:table-cell/>
        </table:table-row>
        <table:table-row table:style-name="ro1">
          <table:table-cell table:number-columns-repeated="2"/>
          <table:table-cell table:formula="of:=[.D12]/(10^9)" office:value-type="float" office:value="199.755551744" calcext:value-type="float">
            <text:p>199.76</text:p>
          </table:table-cell>
          <table:table-cell office:value-type="float" office:value="199755551744" calcext:value-type="float">
            <text:p>199755551744</text:p>
          </table:table-cell>
          <table:table-cell/>
          <table:table-cell table:formula="of:=[.D12]/512" office:value-type="float" office:value="390147562" calcext:value-type="float">
            <text:p>390147562</text:p>
          </table:table-cell>
          <table:table-cell/>
          <table:table-cell office:value-type="float" office:value="402146238" calcext:value-type="float">
            <text:p>402146238</text:p>
          </table:table-cell>
          <table:table-cell office:value-type="float" office:value="115" calcext:value-type="float">
            <text:p>115</text:p>
          </table:table-cell>
          <table:table-cell table:formula="of:=[.H12]-[.F12]" office:value-type="float" office:value="11998676" calcext:value-type="float">
            <text:p>11998676</text:p>
          </table:table-cell>
          <table:table-cell table:formula="of:=[.J12]*512" office:value-type="float" office:value="6143322112" calcext:value-type="float">
            <text:p>6143322112</text:p>
          </table:table-cell>
          <table:table-cell table:formula="of:=[.K12]/(10^6)" office:value-type="float" office:value="6143.322112" calcext:value-type="float">
            <text:p>6143.32211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just data</text:p>
          </table:table-cell>
          <table:table-cell office:value-type="string" calcext:value-type="string">
            <text:p>Dd 2’22” ccrypt <text:s/>1’22” BUT NO RECOVERED FILES!</text:p>
          </table:table-cell>
        </table:table-row>
        <table:table-row table:style-name="ro1">
          <table:table-cell table:number-columns-repeated="2"/>
          <table:table-cell table:formula="of:=[.D13]/(10^9)" office:value-type="float" office:value="254.3222248" calcext:value-type="float">
            <text:p>254.32</text:p>
          </table:table-cell>
          <table:table-cell office:value-type="float" office:value="254322224800" calcext:value-type="float">
            <text:p>254322224800</text:p>
          </table:table-cell>
          <table:table-cell/>
          <table:table-cell table:formula="of:=[.D13]/512" office:value-type="float" office:value="496723095.3125" calcext:value-type="float">
            <text:p>496723095.3125</text:p>
          </table:table-cell>
          <table:table-cell table:number-columns-repeated="2"/>
          <table:table-cell office:value-type="string" calcext:value-type="string">
            <text:p>115?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just data</text:p>
          </table:table-cell>
          <table:table-cell/>
        </table:table-row>
        <table:table-row table:style-name="ro1">
          <table:table-cell table:number-columns-repeated="2"/>
          <table:table-cell table:formula="of:=[.D14]/(10^9)" office:value-type="float" office:value="268.96593952" calcext:value-type="float">
            <text:p>268.97</text:p>
          </table:table-cell>
          <table:table-cell office:value-type="float" office:value="268965939520" calcext:value-type="float">
            <text:p>268965939520</text:p>
          </table:table-cell>
          <table:table-cell/>
          <table:table-cell table:formula="of:=[.D14]/512" office:value-type="float" office:value="525324100.625" calcext:value-type="float">
            <text:p>525324100.625</text:p>
          </table:table-cell>
          <table:table-cell/>
          <table:table-cell office:value-type="float" office:value="525326808" calcext:value-type="float">
            <text:p>525326808</text:p>
          </table:table-cell>
          <table:table-cell office:value-type="float" office:value="118" calcext:value-type="float">
            <text:p>118</text:p>
          </table:table-cell>
          <table:table-cell table:formula="of:=[.H14]-[.F14]" office:value-type="float" office:value="2707.375" calcext:value-type="float">
            <text:p>2707.375</text:p>
          </table:table-cell>
          <table:table-cell table:formula="of:=[.J14]*512" office:value-type="float" office:value="1386176" calcext:value-type="float">
            <text:p>1386176</text:p>
          </table:table-cell>
          <table:table-cell table:formula="of:=[.K14]/(10^6)" office:value-type="float" office:value="1.386176" calcext:value-type="float">
            <text:p>1.386176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just data</text:p>
          </table:table-cell>
          <table:table-cell/>
        </table:table-row>
        <table:table-row table:style-name="ro1">
          <table:table-cell table:number-columns-repeated="2"/>
          <table:table-cell table:formula="of:=[.D15]/(10^9)" office:value-type="float" office:value="334.532625824" calcext:value-type="float">
            <text:p>334.53</text:p>
          </table:table-cell>
          <table:table-cell office:value-type="float" office:value="334532625824" calcext:value-type="float">
            <text:p>334532625824</text:p>
          </table:table-cell>
          <table:table-cell/>
          <table:table-cell table:formula="of:=[.D15]/512" office:value-type="float" office:value="653384034.8125" calcext:value-type="float">
            <text:p>653384034.8125</text:p>
          </table:table-cell>
          <table:table-cell/>
          <table:table-cell office:value-type="float" office:value="653511176" calcext:value-type="float">
            <text:p>653511176</text:p>
          </table:table-cell>
          <table:table-cell office:value-type="float" office:value="143" calcext:value-type="float">
            <text:p>143</text:p>
          </table:table-cell>
          <table:table-cell table:formula="of:=[.H15]-[.F15]" office:value-type="float" office:value="127141.1875" calcext:value-type="float">
            <text:p>127141.1875</text:p>
          </table:table-cell>
          <table:table-cell table:formula="of:=[.J15]*512" office:value-type="float" office:value="65096288" calcext:value-type="float">
            <text:p>65096288</text:p>
          </table:table-cell>
          <table:table-cell table:formula="of:=[.K15]/(10^6)" office:value-type="float" office:value="65.096288" calcext:value-type="float">
            <text:p>65.096288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just data</text:p>
          </table:table-cell>
          <table:table-cell/>
        </table:table-row>
        <table:table-row table:style-name="ro1">
          <table:table-cell table:number-columns-repeated="2"/>
          <table:table-cell table:formula="of:=[.D16]/(10^9)" office:value-type="float" office:value="376.964717344" calcext:value-type="float">
            <text:p>376.96</text:p>
          </table:table-cell>
          <table:table-cell office:value-type="float" office:value="376964717344" calcext:value-type="float">
            <text:p>376964717344</text:p>
          </table:table-cell>
          <table:table-cell/>
          <table:table-cell table:formula="of:=[.D16]/512" office:value-type="float" office:value="736259213.5625" calcext:value-type="float">
            <text:p>736259213.5625</text:p>
          </table:table-cell>
          <table:table-cell/>
          <table:table-cell office:value-type="float" office:value="736283136" calcext:value-type="float">
            <text:p>736283136</text:p>
          </table:table-cell>
          <table:table-cell office:value-type="float" office:value="165" calcext:value-type="float">
            <text:p>165</text:p>
          </table:table-cell>
          <table:table-cell table:formula="of:=[.H16]-[.F16]" office:value-type="float" office:value="23922.4375" calcext:value-type="float">
            <text:p>23922.4375</text:p>
          </table:table-cell>
          <table:table-cell table:formula="of:=[.J16]*512" office:value-type="float" office:value="12248288" calcext:value-type="float">
            <text:p>12248288</text:p>
          </table:table-cell>
          <table:table-cell table:formula="of:=[.K16]/(10^6)" office:value-type="float" office:value="12.248288" calcext:value-type="float">
            <text:p>12.248288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just data</text:p>
          </table:table-cell>
          <table:table-cell/>
        </table:table-row>
        <table:table-row table:style-name="ro1">
          <table:table-cell table:number-columns-repeated="2"/>
          <table:table-cell table:formula="of:=[.D17]/(10^9)" office:value-type="float" office:value="412.460321664" calcext:value-type="float">
            <text:p>412.46</text:p>
          </table:table-cell>
          <table:table-cell office:value-type="float" office:value="412460321664" calcext:value-type="float">
            <text:p>412460321664</text:p>
          </table:table-cell>
          <table:table-cell/>
          <table:table-cell table:formula="of:=[.D17]/512" office:value-type="float" office:value="805586565.75" calcext:value-type="float">
            <text:p>805586565.75</text:p>
          </table:table-cell>
          <table:table-cell/>
          <table:table-cell office:value-type="float" office:value="805587456" calcext:value-type="float">
            <text:p>805587456</text:p>
          </table:table-cell>
          <table:table-cell office:value-type="float" office:value="201" calcext:value-type="float">
            <text:p>201</text:p>
          </table:table-cell>
          <table:table-cell table:formula="of:=[.H17]-[.F17]" office:value-type="float" office:value="890.25" calcext:value-type="float">
            <text:p>890.25</text:p>
          </table:table-cell>
          <table:table-cell table:formula="of:=[.J17]*512" office:value-type="float" office:value="455808" calcext:value-type="float">
            <text:p>455808</text:p>
          </table:table-cell>
          <table:table-cell table:formula="of:=[.K17]/(10^6)" office:value-type="float" office:value="0.455808" calcext:value-type="float">
            <text:p>0.455808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just data</text:p>
          </table:table-cell>
          <table:table-cell/>
        </table:table-row>
        <table:table-row table:style-name="ro1">
          <table:table-cell table:number-columns-repeated="2"/>
          <table:table-cell table:formula="of:=[.D18]/(10^9)" office:value-type="float" office:value="447.883229056" calcext:value-type="float">
            <text:p>447.88</text:p>
          </table:table-cell>
          <table:table-cell office:value-type="float" office:value="447883229056" calcext:value-type="float">
            <text:p>447883229056</text:p>
          </table:table-cell>
          <table:table-cell/>
          <table:table-cell table:formula="of:=[.D18]/512" office:value-type="float" office:value="874771931.75" calcext:value-type="float">
            <text:p>874771931.75</text:p>
          </table:table-cell>
          <table:table-cell/>
          <table:table-cell office:value-type="float" office:value="874802304" calcext:value-type="float">
            <text:p>874802304</text:p>
          </table:table-cell>
          <table:table-cell office:value-type="float" office:value="260" calcext:value-type="float">
            <text:p>260</text:p>
          </table:table-cell>
          <table:table-cell table:formula="of:=[.H18]-[.F18]" office:value-type="float" office:value="30372.25" calcext:value-type="float">
            <text:p>30372.25</text:p>
          </table:table-cell>
          <table:table-cell table:formula="of:=[.J18]*512" office:value-type="float" office:value="15550592" calcext:value-type="float">
            <text:p>15550592</text:p>
          </table:table-cell>
          <table:table-cell table:formula="of:=[.K18]/(10^6)" office:value-type="float" office:value="15.550592" calcext:value-type="float">
            <text:p>15.55059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just data</text:p>
          </table:table-cell>
          <table:table-cell/>
        </table:table-row>
        <table:table-row table:style-name="ro1">
          <table:table-cell table:number-columns-repeated="2"/>
          <table:table-cell table:formula="of:=[.D19]/(10^9)" office:value-type="float" office:value="450.246770688" calcext:value-type="float">
            <text:p>450.25</text:p>
          </table:table-cell>
          <table:table-cell office:value-type="float" office:value="450246770688" calcext:value-type="float">
            <text:p>450246770688</text:p>
          </table:table-cell>
          <table:table-cell/>
          <table:table-cell table:formula="of:=[.D19]/512" office:value-type="float" office:value="879388224" calcext:value-type="float">
            <text:p>879388224</text:p>
          </table:table-cell>
          <table:table-cell/>
          <table:table-cell office:value-type="float" office:value="879389824" calcext:value-type="float">
            <text:p>879389824</text:p>
          </table:table-cell>
          <table:table-cell office:value-type="float" office:value="261" calcext:value-type="float">
            <text:p>261</text:p>
          </table:table-cell>
          <table:table-cell table:formula="of:=[.H19]-[.F19]" office:value-type="float" office:value="1600" calcext:value-type="float">
            <text:p>1600</text:p>
          </table:table-cell>
          <table:table-cell table:formula="of:=[.J19]*512" office:value-type="float" office:value="819200" calcext:value-type="float">
            <text:p>819200</text:p>
          </table:table-cell>
          <table:table-cell table:formula="of:=[.K19]/(10^6)" office:value-type="float" office:value="0.8192" calcext:value-type="float">
            <text:p>0.819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jpg </text:p>
          </table:table-cell>
          <table:table-cell/>
        </table:table-row>
        <table:table-row table:style-name="ro1">
          <table:table-cell table:number-columns-repeated="2"/>
          <table:table-cell table:formula="of:=[.D20]/(10^9)" office:value-type="float" office:value="450.7020288" calcext:value-type="float">
            <text:p>450.70</text:p>
          </table:table-cell>
          <table:table-cell office:value-type="float" office:value="450702028800" calcext:value-type="float">
            <text:p>450702028800</text:p>
          </table:table-cell>
          <table:table-cell/>
          <table:table-cell table:formula="of:=[.D20]/512" office:value-type="float" office:value="880277400" calcext:value-type="float">
            <text:p>880277400</text:p>
          </table:table-cell>
          <table:table-cell/>
          <table:table-cell office:value-type="float" office:value="880291512" calcext:value-type="float">
            <text:p>880291512</text:p>
          </table:table-cell>
          <table:table-cell office:value-type="float" office:value="261" calcext:value-type="float">
            <text:p>261</text:p>
          </table:table-cell>
          <table:table-cell table:formula="of:=[.H20]-[.F20]" office:value-type="float" office:value="14112" calcext:value-type="float">
            <text:p>14112</text:p>
          </table:table-cell>
          <table:table-cell table:formula="of:=[.J20]*512" office:value-type="float" office:value="7225344" calcext:value-type="float">
            <text:p>7225344</text:p>
          </table:table-cell>
          <table:table-cell table:formula="of:=[.K20]/(10^6)" office:value-type="float" office:value="7.225344" calcext:value-type="float">
            <text:p>7.225344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gz</text:p>
          </table:table-cell>
          <table:table-cell/>
        </table:table-row>
        <table:table-row table:style-name="ro1">
          <table:table-cell table:number-columns-repeated="2"/>
          <table:table-cell table:formula="of:=[.D21]/(10^9)" office:value-type="float" office:value="451.121487872" calcext:value-type="float">
            <text:p>451.12</text:p>
          </table:table-cell>
          <table:table-cell office:value-type="float" office:value="451121487872" calcext:value-type="float">
            <text:p>451121487872</text:p>
          </table:table-cell>
          <table:table-cell/>
          <table:table-cell table:formula="of:=[.D21]/512" office:value-type="float" office:value="881096656" calcext:value-type="float">
            <text:p>881096656</text:p>
          </table:table-cell>
          <table:table-cell/>
          <table:table-cell office:value-type="float" office:value="881100424" calcext:value-type="float">
            <text:p>881100424</text:p>
          </table:table-cell>
          <table:table-cell office:value-type="float" office:value="262" calcext:value-type="float">
            <text:p>262</text:p>
          </table:table-cell>
          <table:table-cell table:formula="of:=[.H21]-[.F21]" office:value-type="float" office:value="3768" calcext:value-type="float">
            <text:p>3768</text:p>
          </table:table-cell>
          <table:table-cell table:formula="of:=[.J21]*512" office:value-type="float" office:value="1929216" calcext:value-type="float">
            <text:p>1929216</text:p>
          </table:table-cell>
          <table:table-cell table:formula="of:=[.K21]/(10^6)" office:value-type="float" office:value="1.929216" calcext:value-type="float">
            <text:p>1.929216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gz</text:p>
          </table:table-cell>
          <table:table-cell/>
        </table:table-row>
        <table:table-row table:style-name="ro1">
          <table:table-cell table:number-columns-repeated="2"/>
          <table:table-cell table:formula="of:=[.D22]/(10^9)" office:value-type="float" office:value="452.077973504" calcext:value-type="float">
            <text:p>452.08</text:p>
          </table:table-cell>
          <table:table-cell office:value-type="float" office:value="452077973504" calcext:value-type="float">
            <text:p>452077973504</text:p>
          </table:table-cell>
          <table:table-cell/>
          <table:table-cell table:formula="of:=[.D22]/512" office:value-type="float" office:value="882964792" calcext:value-type="float">
            <text:p>882964792</text:p>
          </table:table-cell>
          <table:table-cell/>
          <table:table-cell office:value-type="float" office:value="882971388" calcext:value-type="float">
            <text:p>882971388</text:p>
          </table:table-cell>
          <table:table-cell office:value-type="float" office:value="263" calcext:value-type="float">
            <text:p>263</text:p>
          </table:table-cell>
          <table:table-cell table:formula="of:=[.H22]-[.F22]" office:value-type="float" office:value="6596" calcext:value-type="float">
            <text:p>6596</text:p>
          </table:table-cell>
          <table:table-cell table:formula="of:=[.J22]*512" office:value-type="float" office:value="3377152" calcext:value-type="float">
            <text:p>3377152</text:p>
          </table:table-cell>
          <table:table-cell table:formula="of:=[.K22]/(10^6)" office:value-type="float" office:value="3.377152" calcext:value-type="float">
            <text:p>3.3771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gz but broke</text:p>
          </table:table-cell>
          <table:table-cell/>
        </table:table-row>
        <table:table-row table:style-name="ro1">
          <table:table-cell table:number-columns-repeated="2"/>
          <table:table-cell table:formula="of:=[.D23]/(10^9)" office:value-type="float" office:value="452.262035456" calcext:value-type="float">
            <text:p>452.26</text:p>
          </table:table-cell>
          <table:table-cell office:value-type="float" office:value="452262035456" calcext:value-type="float">
            <text:p>452262035456</text:p>
          </table:table-cell>
          <table:table-cell/>
          <table:table-cell table:formula="of:=[.D23]/512" office:value-type="float" office:value="883324288" calcext:value-type="float">
            <text:p>883324288</text:p>
          </table:table-cell>
          <table:table-cell/>
          <table:table-cell office:value-type="float" office:value="883326864" calcext:value-type="float">
            <text:p>883326864</text:p>
          </table:table-cell>
          <table:table-cell office:value-type="float" office:value="263" calcext:value-type="float">
            <text:p>263</text:p>
          </table:table-cell>
          <table:table-cell table:formula="of:=[.H23]-[.F23]" office:value-type="float" office:value="2576" calcext:value-type="float">
            <text:p>2576</text:p>
          </table:table-cell>
          <table:table-cell table:formula="of:=[.J23]*512" office:value-type="float" office:value="1318912" calcext:value-type="float">
            <text:p>1318912</text:p>
          </table:table-cell>
          <table:table-cell table:formula="of:=[.K23]/(10^6)" office:value-type="float" office:value="1.318912" calcext:value-type="float">
            <text:p>1.31891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dt file</text:p>
          </table:table-cell>
          <table:table-cell/>
        </table:table-row>
        <table:table-row table:style-name="ro1">
          <table:table-cell table:number-columns-repeated="2"/>
          <table:table-cell table:formula="of:=[.D24]/(10^9)" office:value-type="float" office:value="452.48" calcext:value-type="float">
            <text:p>452.48</text:p>
          </table:table-cell>
          <table:table-cell office:value-type="float" office:value="452480000000" calcext:value-type="float">
            <text:p>452480000000</text:p>
          </table:table-cell>
          <table:table-cell/>
          <table:table-cell table:formula="of:=[.D24]/512" office:value-type="float" office:value="883750000" calcext:value-type="float">
            <text:p>883750000</text:p>
          </table:table-cell>
          <table:table-cell/>
          <table:table-cell office:value-type="float" office:value="883780736" calcext:value-type="float">
            <text:p>883780736</text:p>
          </table:table-cell>
          <table:table-cell office:value-type="float" office:value="263" calcext:value-type="float">
            <text:p>263</text:p>
          </table:table-cell>
          <table:table-cell table:formula="of:=[.H24]-[.F24]" office:value-type="float" office:value="30736" calcext:value-type="float">
            <text:p>30736</text:p>
          </table:table-cell>
          <table:table-cell table:formula="of:=[.J24]*512" office:value-type="float" office:value="15736832" calcext:value-type="float">
            <text:p>15736832</text:p>
          </table:table-cell>
          <table:table-cell table:formula="of:=[.K24]/(10^6)" office:value-type="float" office:value="15.736832" calcext:value-type="float">
            <text:p>15.73683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gz</text:p>
          </table:table-cell>
          <table:table-cell/>
        </table:table-row>
        <table:table-row table:style-name="ro1">
          <table:table-cell table:number-columns-repeated="2"/>
          <table:table-cell table:formula="of:=[.D25]/(10^9)" office:value-type="float" office:value="453.337387008" calcext:value-type="float">
            <text:p>453.34</text:p>
          </table:table-cell>
          <table:table-cell office:value-type="float" office:value="453337387008" calcext:value-type="float">
            <text:p>453337387008</text:p>
          </table:table-cell>
          <table:table-cell/>
          <table:table-cell table:formula="of:=[.D25]/512" office:value-type="float" office:value="885424584" calcext:value-type="float">
            <text:p>885424584</text:p>
          </table:table-cell>
          <table:table-cell/>
          <table:table-cell office:value-type="float" office:value="885435056" calcext:value-type="float">
            <text:p>885435056</text:p>
          </table:table-cell>
          <table:table-cell office:value-type="float" office:value="263" calcext:value-type="float">
            <text:p>263</text:p>
          </table:table-cell>
          <table:table-cell table:formula="of:=[.H25]-[.F25]" office:value-type="float" office:value="10472" calcext:value-type="float">
            <text:p>10472</text:p>
          </table:table-cell>
          <table:table-cell table:formula="of:=[.J25]*512" office:value-type="float" office:value="5361664" calcext:value-type="float">
            <text:p>5361664</text:p>
          </table:table-cell>
          <table:table-cell table:formula="of:=[.K25]/(10^6)" office:value-type="float" office:value="5.361664" calcext:value-type="float">
            <text:p>5.361664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gz</text:p>
          </table:table-cell>
          <table:table-cell/>
        </table:table-row>
        <table:table-row table:style-name="ro1">
          <table:table-cell table:number-columns-repeated="2"/>
          <table:table-cell table:formula="of:=[.D26]/(10^9)" office:value-type="float" office:value="453.438140416" calcext:value-type="float">
            <text:p>453.44</text:p>
          </table:table-cell>
          <table:table-cell office:value-type="float" office:value="453438140416" calcext:value-type="float">
            <text:p>453438140416</text:p>
          </table:table-cell>
          <table:table-cell/>
          <table:table-cell table:formula="of:=[.D26]/512" office:value-type="float" office:value="885621368" calcext:value-type="float">
            <text:p>885621368</text:p>
          </table:table-cell>
          <table:table-cell/>
          <table:table-cell office:value-type="float" office:value="885627504" calcext:value-type="float">
            <text:p>885627504</text:p>
          </table:table-cell>
          <table:table-cell office:value-type="float" office:value="264" calcext:value-type="float">
            <text:p>264</text:p>
          </table:table-cell>
          <table:table-cell table:formula="of:=[.H26]-[.F26]" office:value-type="float" office:value="6136" calcext:value-type="float">
            <text:p>6136</text:p>
          </table:table-cell>
          <table:table-cell table:formula="of:=[.J26]*512" office:value-type="float" office:value="3141632" calcext:value-type="float">
            <text:p>3141632</text:p>
          </table:table-cell>
          <table:table-cell table:formula="of:=[.K26]/(10^6)" office:value-type="float" office:value="3.141632" calcext:value-type="float">
            <text:p>3.14163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gz</text:p>
          </table:table-cell>
          <table:table-cell/>
        </table:table-row>
        <table:table-row table:style-name="ro1">
          <table:table-cell table:number-columns-repeated="2"/>
          <table:table-cell table:formula="of:=[.D27]/(10^9)" office:value-type="float" office:value="488.710248064" calcext:value-type="float">
            <text:p>488.71</text:p>
          </table:table-cell>
          <table:table-cell office:value-type="float" office:value="488710248064" calcext:value-type="float">
            <text:p>488710248064</text:p>
          </table:table-cell>
          <table:table-cell/>
          <table:table-cell table:formula="of:=[.D27]/512" office:value-type="float" office:value="954512203.25" calcext:value-type="float">
            <text:p>954512203.25</text:p>
          </table:table-cell>
          <table:table-cell/>
          <table:table-cell office:value-type="string" calcext:value-type="string">
            <text:p>??</text:p>
          </table:table-cell>
          <table:table-cell table:number-columns-repeated="2"/>
          <table:table-cell office:value-type="float" office:value="65000000" calcext:value-type="float">
            <text:p>650000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just data</text:p>
          </table:table-cell>
          <table:table-cell/>
        </table:table-row>
        <table:table-row table:style-name="ro1">
          <table:table-cell table:number-columns-repeated="2"/>
          <table:table-cell table:formula="of:=[.D28]/(10^9)" office:value-type="float" office:value="492.01432544" calcext:value-type="float">
            <text:p>492.01</text:p>
          </table:table-cell>
          <table:table-cell office:value-type="float" office:value="492014325440" calcext:value-type="float">
            <text:p>492014325440</text:p>
          </table:table-cell>
          <table:table-cell/>
          <table:table-cell table:formula="of:=[.D28]/512" office:value-type="float" office:value="960965479.375" calcext:value-type="float">
            <text:p>960965479.375</text:p>
          </table:table-cell>
          <table:table-cell/>
          <table:table-cell office:value-type="string" calcext:value-type="string">
            <text:p>??</text:p>
          </table:table-cell>
          <table:table-cell table:number-columns-repeated="2"/>
          <table:table-cell office:value-type="float" office:value="65000000" calcext:value-type="float">
            <text:p>650000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just data</text:p>
          </table:table-cell>
          <table:table-cell/>
        </table:table-row>
        <table:table-row table:style-name="ro1">
          <table:table-cell table:number-columns-repeated="2"/>
          <table:table-cell table:formula="of:=[.D29]/(10^9)" office:value-type="float" office:value="553.59950896" calcext:value-type="float">
            <text:p>553.60</text:p>
          </table:table-cell>
          <table:table-cell office:value-type="float" office:value="553599508960" calcext:value-type="float">
            <text:p>553599508960</text:p>
          </table:table-cell>
          <table:table-cell/>
          <table:table-cell table:formula="of:=[.D29]/512" office:value-type="float" office:value="1081249040.9375" calcext:value-type="float">
            <text:p>1081249040.9375</text:p>
          </table:table-cell>
          <table:table-cell/>
          <table:table-cell office:value-type="float" office:value="1081258888" calcext:value-type="float">
            <text:p>1081258888</text:p>
          </table:table-cell>
          <table:table-cell office:value-type="float" office:value="403" calcext:value-type="float">
            <text:p>403</text:p>
          </table:table-cell>
          <table:table-cell table:formula="of:=[.H29]-[.F29]" office:value-type="float" office:value="9847.0625" calcext:value-type="float">
            <text:p>9847.0625</text:p>
          </table:table-cell>
          <table:table-cell table:formula="of:=[.J29]*512" office:value-type="float" office:value="5041696" calcext:value-type="float">
            <text:p>5041696</text:p>
          </table:table-cell>
          <table:table-cell table:formula="of:=[.K29]/(10^6)" office:value-type="float" office:value="5.041696" calcext:value-type="float">
            <text:p>5.041696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just data</text:p>
          </table:table-cell>
          <table:table-cell/>
        </table:table-row>
        <table:table-row table:style-name="ro1">
          <table:table-cell table:number-columns-repeated="2"/>
          <table:table-cell table:formula="of:=[.D30]/(10^9)" office:value-type="float" office:value="784.895613952" calcext:value-type="float">
            <text:p>784.90</text:p>
          </table:table-cell>
          <table:table-cell office:value-type="float" office:value="784895613952" calcext:value-type="float">
            <text:p>784895613952</text:p>
          </table:table-cell>
          <table:table-cell/>
          <table:table-cell table:formula="of:=[.D30]/512" office:value-type="float" office:value="1532999246" calcext:value-type="float">
            <text:p>1532999246</text:p>
          </table:table-cell>
          <table:table-cell/>
          <table:table-cell office:value-type="float" office:value="1533015872" calcext:value-type="float">
            <text:p>1533015872</text:p>
          </table:table-cell>
          <table:table-cell office:value-type="float" office:value="699" calcext:value-type="float">
            <text:p>699</text:p>
          </table:table-cell>
          <table:table-cell table:formula="of:=[.H30]-[.F30]" office:value-type="float" office:value="16626" calcext:value-type="float">
            <text:p>16626</text:p>
          </table:table-cell>
          <table:table-cell table:formula="of:=[.J30]*512" office:value-type="float" office:value="8512512" calcext:value-type="float">
            <text:p>8512512</text:p>
          </table:table-cell>
          <table:table-cell table:formula="of:=[.K30]/(10^6)" office:value-type="float" office:value="8.512512" calcext:value-type="float">
            <text:p>8.51251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just data</text:p>
          </table:table-cell>
          <table:table-cell/>
        </table:table-row>
        <table:table-row table:style-name="ro1">
          <table:table-cell table:number-columns-repeated="2"/>
          <table:table-cell table:formula="of:=[.D31]/(10^9)" office:value-type="float" office:value="818.180690336" calcext:value-type="float">
            <text:p>818.18</text:p>
          </table:table-cell>
          <table:table-cell office:value-type="float" office:value="818180690336" calcext:value-type="float">
            <text:p>818180690336</text:p>
          </table:table-cell>
          <table:table-cell/>
          <table:table-cell table:formula="of:=[.D31]/512" office:value-type="float" office:value="1598009160.8125" calcext:value-type="float">
            <text:p>1598009160.8125</text:p>
          </table:table-cell>
          <table:table-cell/>
          <table:table-cell office:value-type="float" office:value="1598033664" calcext:value-type="float">
            <text:p>1598033664</text:p>
          </table:table-cell>
          <table:table-cell office:value-type="float" office:value="724" calcext:value-type="float">
            <text:p>724</text:p>
          </table:table-cell>
          <table:table-cell table:formula="of:=[.H31]-[.F31]" office:value-type="float" office:value="24503.1875" calcext:value-type="float">
            <text:p>24503.1875</text:p>
          </table:table-cell>
          <table:table-cell table:formula="of:=[.J31]*512" office:value-type="float" office:value="12545632" calcext:value-type="float">
            <text:p>12545632</text:p>
          </table:table-cell>
          <table:table-cell table:formula="of:=[.K31]/(10^6)" office:value-type="float" office:value="12.545632" calcext:value-type="float">
            <text:p>12.54563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just data</text:p>
          </table:table-cell>
          <table:table-cell/>
        </table:table-row>
        <table:table-row table:style-name="ro1">
          <table:table-cell table:number-columns-repeated="2"/>
          <table:table-cell table:formula="of:=[.D32]/(10^9)" office:value-type="float" office:value="925.790412928" calcext:value-type="float">
            <text:p>925.79</text:p>
          </table:table-cell>
          <table:table-cell office:value-type="float" office:value="925790412928" calcext:value-type="float">
            <text:p>925790412928</text:p>
          </table:table-cell>
          <table:table-cell/>
          <table:table-cell table:formula="of:=[.D32]/512" office:value-type="float" office:value="1808184400.25" calcext:value-type="float">
            <text:p>1808184400.25</text:p>
          </table:table-cell>
          <table:table-cell/>
          <table:table-cell office:value-type="float" office:value="1808216720" calcext:value-type="float">
            <text:p>1808216720</text:p>
          </table:table-cell>
          <table:table-cell office:value-type="float" office:value="857" calcext:value-type="float">
            <text:p>857</text:p>
          </table:table-cell>
          <table:table-cell table:formula="of:=[.H32]-[.F32]" office:value-type="float" office:value="32319.75" calcext:value-type="float">
            <text:p>32319.75</text:p>
          </table:table-cell>
          <table:table-cell table:formula="of:=[.J32]*512" office:value-type="float" office:value="16547712" calcext:value-type="float">
            <text:p>16547712</text:p>
          </table:table-cell>
          <table:table-cell table:formula="of:=[.K32]/(10^6)" office:value-type="float" office:value="16.547712" calcext:value-type="float">
            <text:p>16.54771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just data</text:p>
          </table:table-cell>
          <table:table-cell/>
        </table:table-row>
        <table:table-row table:style-name="ro1">
          <table:table-cell table:number-columns-repeated="2"/>
          <table:table-cell table:formula="of:=[.D33]/(10^9)" office:value-type="float" office:value="929.511756768" calcext:value-type="float">
            <text:p>929.51</text:p>
          </table:table-cell>
          <table:table-cell office:value-type="float" office:value="929511756768" calcext:value-type="float">
            <text:p>929511756768</text:p>
          </table:table-cell>
          <table:table-cell/>
          <table:table-cell table:formula="of:=[.D33]/512" office:value-type="float" office:value="1815452649.9375" calcext:value-type="float">
            <text:p>1815452649.9375</text:p>
          </table:table-cell>
          <table:table-cell/>
          <table:table-cell office:value-type="float" office:value="1815458432" calcext:value-type="float">
            <text:p>1815458432</text:p>
          </table:table-cell>
          <table:table-cell office:value-type="float" office:value="857" calcext:value-type="float">
            <text:p>857</text:p>
          </table:table-cell>
          <table:table-cell table:formula="of:=[.H33]-[.F33]" office:value-type="float" office:value="5782.0625" calcext:value-type="float">
            <text:p>5782.0625</text:p>
          </table:table-cell>
          <table:table-cell table:formula="of:=[.J33]*512" office:value-type="float" office:value="2960416" calcext:value-type="float">
            <text:p>2960416</text:p>
          </table:table-cell>
          <table:table-cell table:formula="of:=[.K33]/(10^6)" office:value-type="float" office:value="2.960416" calcext:value-type="float">
            <text:p>2.960416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just data</text:p>
          </table:table-cell>
          <table:table-cell/>
        </table:table-row>
        <table:table-row table:style-name="ro1">
          <table:table-cell table:number-columns-repeated="2"/>
          <table:table-cell table:formula="of:=[.D34]/(10^9)" office:value-type="float" office:value="952.042055072" calcext:value-type="float">
            <text:p>952.04</text:p>
          </table:table-cell>
          <table:table-cell office:value-type="float" office:value="952042055072" calcext:value-type="float">
            <text:p>952042055072</text:p>
          </table:table-cell>
          <table:table-cell/>
          <table:table-cell table:formula="of:=[.D34]/512" office:value-type="float" office:value="1859457138.8125" calcext:value-type="float">
            <text:p>1859457138.8125</text:p>
          </table:table-cell>
          <table:table-cell/>
          <table:table-cell office:value-type="float" office:value="1859465872" calcext:value-type="float">
            <text:p>1859465872</text:p>
          </table:table-cell>
          <table:table-cell office:value-type="float" office:value="868" calcext:value-type="float">
            <text:p>868</text:p>
          </table:table-cell>
          <table:table-cell table:formula="of:=[.H34]-[.F34]" office:value-type="float" office:value="8733.1875" calcext:value-type="float">
            <text:p>8733.1875</text:p>
          </table:table-cell>
          <table:table-cell table:formula="of:=[.J34]*512" office:value-type="float" office:value="4471392" calcext:value-type="float">
            <text:p>4471392</text:p>
          </table:table-cell>
          <table:table-cell table:formula="of:=[.K34]/(10^6)" office:value-type="float" office:value="4.471392" calcext:value-type="float">
            <text:p>4.47139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just data</text:p>
          </table:table-cell>
          <table:table-cell/>
        </table:table-row>
        <table:table-row table:style-name="ro1">
          <table:table-cell table:number-columns-repeated="2"/>
          <table:table-cell table:formula="of:=[.D35]/(10^9)" office:value-type="float" office:value="955.607861568" calcext:value-type="float">
            <text:p>955.61</text:p>
          </table:table-cell>
          <table:table-cell office:value-type="float" office:value="955607861568" calcext:value-type="float">
            <text:p>955607861568</text:p>
          </table:table-cell>
          <table:table-cell/>
          <table:table-cell table:formula="of:=[.D35]/512" office:value-type="float" office:value="1866421604.625" calcext:value-type="float">
            <text:p>1866421604.625</text:p>
          </table:table-cell>
          <table:table-cell/>
          <table:table-cell office:value-type="float" office:value="1866510992" calcext:value-type="float">
            <text:p>1866510992</text:p>
          </table:table-cell>
          <table:table-cell office:value-type="float" office:value="869" calcext:value-type="float">
            <text:p>869</text:p>
          </table:table-cell>
          <table:table-cell table:formula="of:=[.H35]-[.F35]" office:value-type="float" office:value="89387.375" calcext:value-type="float">
            <text:p>89387.375</text:p>
          </table:table-cell>
          <table:table-cell table:formula="of:=[.J35]*512" office:value-type="float" office:value="45766336" calcext:value-type="float">
            <text:p>45766336</text:p>
          </table:table-cell>
          <table:table-cell table:formula="of:=[.K35]/(10^6)" office:value-type="float" office:value="45.766336" calcext:value-type="float">
            <text:p>45.766336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just data</text:p>
          </table:table-cell>
          <table:table-cell/>
        </table:table-row>
        <table:table-row table:style-name="ro1">
          <table:table-cell table:number-columns-repeated="2"/>
          <table:table-cell table:formula="of:=[.D36]/(10^9)" office:value-type="float" office:value="987.442178016" calcext:value-type="float">
            <text:p>987.44</text:p>
          </table:table-cell>
          <table:table-cell office:value-type="float" office:value="987442178016" calcext:value-type="float">
            <text:p>987442178016</text:p>
          </table:table-cell>
          <table:table-cell/>
          <table:table-cell table:formula="of:=[.D36]/512" office:value-type="float" office:value="1928598003.9375" calcext:value-type="float">
            <text:p>1928598003.9375</text:p>
          </table:table-cell>
          <table:table-cell/>
          <table:table-cell office:value-type="float" office:value="1928671880" calcext:value-type="float">
            <text:p>1928671880</text:p>
          </table:table-cell>
          <table:table-cell office:value-type="float" office:value="885" calcext:value-type="float">
            <text:p>885</text:p>
          </table:table-cell>
          <table:table-cell table:formula="of:=[.H36]-[.F36]" office:value-type="float" office:value="73876.0625" calcext:value-type="float">
            <text:p>73876.0625</text:p>
          </table:table-cell>
          <table:table-cell table:formula="of:=[.J36]*512" office:value-type="float" office:value="37824544" calcext:value-type="float">
            <text:p>37824544</text:p>
          </table:table-cell>
          <table:table-cell table:formula="of:=[.K36]/(10^6)" office:value-type="float" office:value="37.824544" calcext:value-type="float">
            <text:p>37.824544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just dat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max</text:p>
          </table:table-cell>
          <table:table-cell table:formula="of:=MAX([.K14:.K37])" office:value-type="float" office:value="65096288" calcext:value-type="float">
            <text:p>65096288</text:p>
          </table:table-cell>
          <table:table-cell table:formula="of:=[.K38]/(10^6)" office:value-type="float" office:value="65.096288" calcext:value-type="float">
            <text:p>65.096288</text:p>
          </table:table-cell>
          <table:table-cell table:number-columns-repeated="4"/>
        </table:table-row>
      </table:table>
      <table:table table:name="developer crosschecks" table:style-name="ta1"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32 byte increments</text:p>
          </table:table-cell>
          <table:table-cell table:number-columns-repeated="3"/>
          <table:table-cell office:value-type="string" calcext:value-type="string">
            <text:p>512 byte multipl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oftware 1.5</text:p>
          </table:table-cell>
          <table:table-cell table:number-columns-repeated="3"/>
          <table:table-cell office:value-type="string" calcext:value-type="string">
            <text:p>Software 1.7</text:p>
          </table:table-cell>
          <table:table-cell/>
          <table:table-cell office:value-type="string" calcext:value-type="string">
            <text:p>difference</text:p>
          </table:table-cell>
          <table:table-cell office:value-type="string" calcext:value-type="string">
            <text:p>Delta-diff</text:p>
          </table:table-cell>
          <table:table-cell office:value-type="string" calcext:value-type="string">
            <text:p>div by 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eam_pos</text:p>
          </table:table-cell>
          <table:table-cell office:value-type="string" calcext:value-type="string">
            <text:p>p (into buffer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tor count</text:p>
          </table:table-cell>
          <table:table-cell office:value-type="string" calcext:value-type="string">
            <text:p>hit loc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9755552576" calcext:value-type="float">
            <text:p>199755552576</text:p>
          </table:table-cell>
          <table:table-cell office:value-type="float" office:value="608" calcext:value-type="float">
            <text:p>608</text:p>
          </table:table-cell>
          <table:table-cell table:formula="of:=[.C4]+[.D4]" office:value-type="float" office:value="199755553184" calcext:value-type="float">
            <text:p>199755553184</text:p>
          </table:table-cell>
          <table:table-cell table:formula="of:=[.E4]/512" office:value-type="float" office:value="390147564.8125" calcext:value-type="float">
            <text:p>390147564.8125</text:p>
          </table:table-cell>
          <table:table-cell office:value-type="float" office:value="199755551744" calcext:value-type="float">
            <text:p>199755551744</text:p>
          </table:table-cell>
          <table:table-cell/>
          <table:table-cell table:formula="of:=[.G4]-[.E4]" office:value-type="float" office:value="-1440" calcext:value-type="float">
            <text:p>-14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0246775968" calcext:value-type="float">
            <text:p>450246775968</text:p>
          </table:table-cell>
          <table:table-cell office:value-type="float" office:value="32" calcext:value-type="float">
            <text:p>32</text:p>
          </table:table-cell>
          <table:table-cell table:formula="of:=[.C5]+[.D5]" office:value-type="float" office:value="450246776000" calcext:value-type="float">
            <text:p>450246776000</text:p>
          </table:table-cell>
          <table:table-cell table:formula="of:=[.E5]/512" office:value-type="float" office:value="879388234.375" calcext:value-type="float">
            <text:p>879388234.375</text:p>
          </table:table-cell>
          <table:table-cell office:value-type="float" office:value="450246770688" calcext:value-type="float">
            <text:p>450246770688</text:p>
          </table:table-cell>
          <table:table-cell/>
          <table:table-cell table:formula="of:=[.G5]-[.E5]" office:value-type="float" office:value="-5312" calcext:value-type="float">
            <text:p>-5312</text:p>
          </table:table-cell>
          <table:table-cell table:formula="of:=[.I5]-[.I4]" office:value-type="float" office:value="-3872" calcext:value-type="float">
            <text:p>-3872</text:p>
          </table:table-cell>
          <table:table-cell table:formula="of:=[.J5]/32" office:value-type="float" office:value="-121" calcext:value-type="float">
            <text:p>-121</text:p>
          </table:table-cell>
        </table:table-row>
        <table:table-row table:style-name="ro1">
          <table:table-cell table:number-columns-repeated="2"/>
          <table:table-cell office:value-type="float" office:value="450702033568" calcext:value-type="float">
            <text:p>450702033568</text:p>
          </table:table-cell>
          <table:table-cell office:value-type="float" office:value="576" calcext:value-type="float">
            <text:p>576</text:p>
          </table:table-cell>
          <table:table-cell table:formula="of:=[.C6]+[.D6]" office:value-type="float" office:value="450702034144" calcext:value-type="float">
            <text:p>450702034144</text:p>
          </table:table-cell>
          <table:table-cell table:formula="of:=[.E6]/512" office:value-type="float" office:value="880277410.4375" calcext:value-type="float">
            <text:p>880277410.4375</text:p>
          </table:table-cell>
          <table:table-cell office:value-type="float" office:value="450702028800" calcext:value-type="float">
            <text:p>450702028800</text:p>
          </table:table-cell>
          <table:table-cell/>
          <table:table-cell table:formula="of:=[.G6]-[.E6]" office:value-type="float" office:value="-5344" calcext:value-type="float">
            <text:p>-5344</text:p>
          </table:table-cell>
          <table:table-cell table:formula="of:=[.I6]-[.I5]" office:value-type="float" office:value="-32" calcext:value-type="float">
            <text:p>-32</text:p>
          </table:table-cell>
          <table:table-cell table:formula="of:=[.J6]/32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float" office:value="451121493408" calcext:value-type="float">
            <text:p>451121493408</text:p>
          </table:table-cell>
          <table:table-cell office:value-type="float" office:value="384" calcext:value-type="float">
            <text:p>384</text:p>
          </table:table-cell>
          <table:table-cell table:formula="of:=[.C7]+[.D7]" office:value-type="float" office:value="451121493792" calcext:value-type="float">
            <text:p>451121493792</text:p>
          </table:table-cell>
          <table:table-cell table:formula="of:=[.E7]/512" office:value-type="float" office:value="881096667.5625" calcext:value-type="float">
            <text:p>881096667.5625</text:p>
          </table:table-cell>
          <table:table-cell office:value-type="float" office:value="451121487872" calcext:value-type="float">
            <text:p>451121487872</text:p>
          </table:table-cell>
          <table:table-cell/>
          <table:table-cell table:formula="of:=[.G7]-[.E7]" office:value-type="float" office:value="-5920" calcext:value-type="float">
            <text:p>-5920</text:p>
          </table:table-cell>
          <table:table-cell table:formula="of:=[.I7]-[.I6]" office:value-type="float" office:value="-576" calcext:value-type="float">
            <text:p>-576</text:p>
          </table:table-cell>
          <table:table-cell table:formula="of:=[.J7]/32" office:value-type="float" office:value="-18" calcext:value-type="float">
            <text:p>-18</text:p>
          </table:table-cell>
        </table:table-row>
        <table:table-row table:style-name="ro1">
          <table:table-cell table:number-columns-repeated="2"/>
          <table:table-cell office:value-type="float" office:value="452077979200" calcext:value-type="float">
            <text:p>452077979200</text:p>
          </table:table-cell>
          <table:table-cell office:value-type="float" office:value="608" calcext:value-type="float">
            <text:p>608</text:p>
          </table:table-cell>
          <table:table-cell table:formula="of:=[.C8]+[.D8]" office:value-type="float" office:value="452077979808" calcext:value-type="float">
            <text:p>452077979808</text:p>
          </table:table-cell>
          <table:table-cell table:formula="of:=[.E8]/512" office:value-type="float" office:value="882964804.3125" calcext:value-type="float">
            <text:p>882964804.3125</text:p>
          </table:table-cell>
          <table:table-cell office:value-type="float" office:value="452077973504" calcext:value-type="float">
            <text:p>452077973504</text:p>
          </table:table-cell>
          <table:table-cell/>
          <table:table-cell table:formula="of:=[.G8]-[.E8]" office:value-type="float" office:value="-6304" calcext:value-type="float">
            <text:p>-6304</text:p>
          </table:table-cell>
          <table:table-cell table:formula="of:=[.I8]-[.I7]" office:value-type="float" office:value="-384" calcext:value-type="float">
            <text:p>-384</text:p>
          </table:table-cell>
          <table:table-cell table:formula="of:=[.J8]/32" office:value-type="float" office:value="-12" calcext:value-type="float">
            <text:p>-12</text:p>
          </table:table-cell>
        </table:table-row>
        <table:table-row table:style-name="ro1">
          <table:table-cell table:number-columns-repeated="2"/>
          <table:table-cell office:value-type="float" office:value="452262041400" calcext:value-type="float">
            <text:p>452262041400</text:p>
          </table:table-cell>
          <table:table-cell office:value-type="float" office:value="928" calcext:value-type="float">
            <text:p>928</text:p>
          </table:table-cell>
          <table:table-cell table:formula="of:=[.C9]+[.D9]" office:value-type="float" office:value="452262042328" calcext:value-type="float">
            <text:p>452262042328</text:p>
          </table:table-cell>
          <table:table-cell table:formula="of:=[.E9]/512" office:value-type="float" office:value="883324301.421875" calcext:value-type="float">
            <text:p>883324301.421875</text:p>
          </table:table-cell>
          <table:table-cell office:value-type="float" office:value="452262035456" calcext:value-type="float">
            <text:p>452262035456</text:p>
          </table:table-cell>
          <table:table-cell/>
          <table:table-cell table:formula="of:=[.G9]-[.E9]" office:value-type="float" office:value="-6872" calcext:value-type="float">
            <text:p>-6872</text:p>
          </table:table-cell>
          <table:table-cell table:formula="of:=[.I9]-[.I8]" office:value-type="float" office:value="-568" calcext:value-type="float">
            <text:p>-568</text:p>
          </table:table-cell>
          <table:table-cell table:formula="of:=[.J9]/32" office:value-type="float" office:value="-17.75" calcext:value-type="float">
            <text:p>-17.75</text:p>
          </table:table-cell>
        </table:table-row>
        <table:table-row table:style-name="ro1">
          <table:table-cell table:number-columns-repeated="2"/>
          <table:table-cell office:value-type="float" office:value="452480007584" calcext:value-type="float">
            <text:p>452480007584</text:p>
          </table:table-cell>
          <table:table-cell office:value-type="float" office:value="256" calcext:value-type="float">
            <text:p>256</text:p>
          </table:table-cell>
          <table:table-cell table:formula="of:=[.C10]+[.D10]" office:value-type="float" office:value="452480007840" calcext:value-type="float">
            <text:p>452480007840</text:p>
          </table:table-cell>
          <table:table-cell table:formula="of:=[.E10]/512" office:value-type="float" office:value="883750015.3125" calcext:value-type="float">
            <text:p>883750015.3125</text:p>
          </table:table-cell>
          <table:table-cell office:value-type="float" office:value="452480000000" calcext:value-type="float">
            <text:p>452480000000</text:p>
          </table:table-cell>
          <table:table-cell/>
          <table:table-cell table:formula="of:=[.G10]-[.E10]" office:value-type="float" office:value="-7840" calcext:value-type="float">
            <text:p>-7840</text:p>
          </table:table-cell>
          <table:table-cell table:formula="of:=[.I10]-[.I9]" office:value-type="float" office:value="-968" calcext:value-type="float">
            <text:p>-968</text:p>
          </table:table-cell>
          <table:table-cell table:formula="of:=[.J10]/32" office:value-type="float" office:value="-30.25" calcext:value-type="float">
            <text:p>-30.25</text:p>
          </table:table-cell>
        </table:table-row>
        <table:table-row table:style-name="ro1">
          <table:table-cell table:number-columns-repeated="2"/>
          <table:table-cell office:value-type="float" office:value="453337394432" calcext:value-type="float">
            <text:p>453337394432</text:p>
          </table:table-cell>
          <table:table-cell office:value-type="float" office:value="672" calcext:value-type="float">
            <text:p>672</text:p>
          </table:table-cell>
          <table:table-cell table:formula="of:=[.C11]+[.D11]" office:value-type="float" office:value="453337395104" calcext:value-type="float">
            <text:p>453337395104</text:p>
          </table:table-cell>
          <table:table-cell table:formula="of:=[.E11]/512" office:value-type="float" office:value="885424599.8125" calcext:value-type="float">
            <text:p>885424599.8125</text:p>
          </table:table-cell>
          <table:table-cell office:value-type="float" office:value="453337387008" calcext:value-type="float">
            <text:p>453337387008</text:p>
          </table:table-cell>
          <table:table-cell/>
          <table:table-cell table:formula="of:=[.G11]-[.E11]" office:value-type="float" office:value="-8096" calcext:value-type="float">
            <text:p>-8096</text:p>
          </table:table-cell>
          <table:table-cell table:formula="of:=[.I11]-[.I10]" office:value-type="float" office:value="-256" calcext:value-type="float">
            <text:p>-256</text:p>
          </table:table-cell>
          <table:table-cell table:formula="of:=[.J11]/32" office:value-type="float" office:value="-8" calcext:value-type="float">
            <text:p>-8</text:p>
          </table:table-cell>
        </table:table-row>
        <table:table-row table:style-name="ro1">
          <table:table-cell table:number-columns-repeated="2"/>
          <table:table-cell office:value-type="float" office:value="453438148576" calcext:value-type="float">
            <text:p>453438148576</text:p>
          </table:table-cell>
          <table:table-cell office:value-type="float" office:value="608" calcext:value-type="float">
            <text:p>608</text:p>
          </table:table-cell>
          <table:table-cell table:formula="of:=[.C12]+[.D12]" office:value-type="float" office:value="453438149184" calcext:value-type="float">
            <text:p>453438149184</text:p>
          </table:table-cell>
          <table:table-cell table:formula="of:=[.E12]/512" office:value-type="float" office:value="885621385.125" calcext:value-type="float">
            <text:p>885621385.125</text:p>
          </table:table-cell>
          <table:table-cell office:value-type="float" office:value="453438140416" calcext:value-type="float">
            <text:p>453438140416</text:p>
          </table:table-cell>
          <table:table-cell/>
          <table:table-cell table:formula="of:=[.G12]-[.E12]" office:value-type="float" office:value="-8768" calcext:value-type="float">
            <text:p>-8768</text:p>
          </table:table-cell>
          <table:table-cell table:formula="of:=[.I12]-[.I11]" office:value-type="float" office:value="-672" calcext:value-type="float">
            <text:p>-672</text:p>
          </table:table-cell>
          <table:table-cell table:formula="of:=[.J12]/32" office:value-type="float" office:value="-21" calcext:value-type="float">
            <text:p>-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37:28.917495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5T20:45:10.222287885</meta:creation-date>
    <dc:date>2022-06-15T14:31:03.703574796</dc:date>
    <meta:editing-duration>PT16H5M23S</meta:editing-duration>
    <meta:editing-cycles>23</meta:editing-cycles>
    <meta:generator>LibreOffice/6.0.7.3$Linux_X86_64 LibreOffice_project/00m0$Build-3</meta:generator>
    <meta:document-statistic meta:table-count="4" meta:cell-count="824" meta:object-count="0"/>
  </office:meta>
</office:document-meta>
</file>